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Lohit Devanagari" svg:font-family="'Lohit Devanagari'" style:font-family-generic="swiss"/>
    <style:font-face style:name="Courier New" svg:font-family="'Courier New'" style:font-adornments="Standard" style:font-family-generic="modern" style:font-pitch="fixed"/>
    <style:font-face style:name="F" svg:font-family=""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16.007cm" fo:margin-left="0cm" fo:margin-top="0cm" fo:margin-bottom="0cm" table:align="left" style:writing-mode="lr-tb"/>
    </style:style>
    <style:style style:name="Tabelle1.A" style:family="table-column">
      <style:table-column-properties style:column-width="3.801cm"/>
    </style:style>
    <style:style style:name="Tabelle1.B" style:family="table-column">
      <style:table-column-properties style:column-width="2.595cm"/>
    </style:style>
    <style:style style:name="Tabelle1.C" style:family="table-column">
      <style:table-column-properties style:column-width="3.2cm"/>
    </style:style>
    <style:style style:name="Tabelle1.E" style:family="table-column">
      <style:table-column-properties style:column-width="3.212cm"/>
    </style:style>
    <style:style style:name="Tabelle1.1" style:family="table-row">
      <style:table-row-properties style:keep-together="true" fo:keep-together="auto"/>
    </style:style>
    <style:style style:name="Tabelle1.A1" style:family="table-cell">
      <style:table-cell-properties fo:padding="0cm" fo:border-left="none" fo:border-right="none" fo:border-top="0.026cm solid #000001" fo:border-bottom="0.026cm solid #000001"/>
    </style:style>
    <style:style style:name="Tabelle1.A2" style:family="table-cell">
      <style:table-cell-properties fo:padding="0cm" fo:border="none"/>
    </style:style>
    <style:style style:name="Tabelle1.A28" style:family="table-cell">
      <style:table-cell-properties fo:padding="0cm" fo:border-left="none" fo:border-right="none" fo:border-top="none" fo:border-bottom="0.026cm solid #000001"/>
    </style:style>
    <style:style style:name="P1" style:family="paragraph" style:parent-style-name="Standard">
      <style:text-properties fo:language="de" fo:country="AT"/>
    </style:style>
    <style:style style:name="P2" style:family="paragraph" style:parent-style-name="Standard">
      <style:text-properties fo:language="de" fo:country="DE"/>
    </style:style>
    <style:style style:name="P3" style:family="paragraph" style:parent-style-name="Standard">
      <style:text-properties fo:color="#00000a" style:font-name="Calibri" fo:font-size="10pt" fo:language="de" fo:country="DE" style:font-name-asian="F1" style:font-size-asian="10pt" style:font-name-complex="F1" style:font-size-complex="10pt"/>
    </style:style>
    <style:style style:name="P4" style:family="paragraph" style:parent-style-name="Standard" style:list-style-name="WWNum34"/>
    <style:style style:name="P5" style:family="paragraph" style:parent-style-name="Standard" style:list-style-name="WWNum33"/>
    <style:style style:name="P6" style:family="paragraph" style:parent-style-name="Standard" style:list-style-name="WWNum32"/>
    <style:style style:name="P7" style:family="paragraph" style:parent-style-name="Standard" style:list-style-name="WWNum31"/>
    <style:style style:name="P8" style:family="paragraph" style:parent-style-name="Standard" style:list-style-name="WWNum30"/>
    <style:style style:name="P9" style:family="paragraph" style:parent-style-name="Standard" style:list-style-name="WWNum29"/>
    <style:style style:name="P10" style:family="paragraph" style:parent-style-name="Standard" style:list-style-name="WWNum28"/>
    <style:style style:name="P11" style:family="paragraph" style:parent-style-name="Standard" style:list-style-name="WWNum35"/>
    <style:style style:name="P12" style:family="paragraph" style:parent-style-name="Standard" style:list-style-name="WWNum27"/>
    <style:style style:name="P13" style:family="paragraph" style:parent-style-name="Standard">
      <style:paragraph-properties fo:margin-top="0.353cm" fo:margin-bottom="0.353cm"/>
    </style:style>
    <style:style style:name="P14" style:family="paragraph" style:parent-style-name="Standard" style:master-page-name="Standard">
      <style:paragraph-properties fo:margin-top="0.353cm" fo:margin-bottom="0.353cm" style:page-number="auto"/>
    </style:style>
    <style:style style:name="P15" style:family="paragraph" style:parent-style-name="Standard">
      <style:paragraph-properties fo:margin-left="0cm" fo:margin-right="0cm" fo:margin-top="0.353cm" fo:margin-bottom="0.353cm" fo:line-height="0.487cm" fo:text-align="start" style:justify-single-word="false" fo:orphans="0" fo:widows="0" fo:text-indent="0cm" style:auto-text-indent="false"/>
    </style:style>
    <style:style style:name="P16" style:family="paragraph" style:parent-style-name="Standard" style:list-style-name="">
      <style:paragraph-properties fo:margin-left="1.27cm" fo:margin-right="0cm" fo:text-indent="0cm" style:auto-text-indent="false"/>
      <style:text-properties fo:language="de" fo:country="DE"/>
    </style:style>
    <style:style style:name="P17" style:family="paragraph" style:parent-style-name="Contents_20_Heading">
      <style:paragraph-properties fo:break-before="page" fo:background-color="#00b050">
        <style:background-image/>
      </style:paragraph-properties>
    </style:style>
    <style:style style:name="P18" style:family="paragraph" style:parent-style-name="Heading_20_1">
      <style:paragraph-properties fo:break-before="page" fo:background-color="#00b050">
        <style:background-image/>
      </style:paragraph-properties>
    </style:style>
    <style:style style:name="P19" style:family="paragraph" style:parent-style-name="Heading_20_1">
      <style:paragraph-properties fo:background-color="#00b050">
        <style:background-image/>
      </style:paragraph-properties>
    </style:style>
    <style:style style:name="P20" style:family="paragraph" style:parent-style-name="Heading_20_2">
      <style:paragraph-properties fo:background-color="#bcffda">
        <style:background-image/>
      </style:paragraph-properties>
    </style:style>
    <style:style style:name="P21" style:family="paragraph" style:parent-style-name="Heading_20_2">
      <style:paragraph-properties fo:margin-top="0.353cm" fo:margin-bottom="0.353cm" fo:line-height="100%" fo:orphans="0" fo:widows="0" fo:background-color="#bcffda">
        <style:background-image/>
      </style:paragraph-properties>
    </style:style>
    <style:style style:name="P22" style:family="paragraph" style:parent-style-name="Tabellenüberschrift">
      <style:paragraph-properties fo:margin-top="0.353cm" fo:margin-bottom="0.353cm" fo:text-align="start" style:justify-single-word="false"/>
    </style:style>
    <style:style style:name="P23" style:family="paragraph" style:parent-style-name="List_20_Paragraph" style:list-style-name="WWNum26"/>
    <style:style style:name="P24" style:family="paragraph" style:parent-style-name="List_20_Paragraph" style:list-style-name="WWNum25"/>
    <style:style style:name="P25" style:family="paragraph" style:parent-style-name="List_20_Paragraph" style:list-style-name="WWNum24">
      <style:text-properties fo:color="#00000a" style:font-name="Calibri" fo:font-size="10pt" fo:language="de" fo:country="DE" style:font-name-asian="Calibri1" style:font-size-asian="10pt" style:font-name-complex="Calibri1" style:font-size-complex="10pt"/>
    </style:style>
    <style:style style:name="P26" style:family="paragraph" style:parent-style-name="List_20_Paragraph" style:list-style-name="WWNum20"/>
    <style:style style:name="P27" style:family="paragraph" style:parent-style-name="List_20_Paragraph" style:list-style-name="WWNum19"/>
    <style:style style:name="P28" style:family="paragraph" style:parent-style-name="List_20_Paragraph" style:list-style-name="WWNum18"/>
    <style:style style:name="P29" style:family="paragraph" style:parent-style-name="List_20_Paragraph" style:list-style-name="WWNum16"/>
    <style:style style:name="P30" style:family="paragraph" style:parent-style-name="List_20_Paragraph" style:list-style-name="WWNum15"/>
    <style:style style:name="P31" style:family="paragraph" style:parent-style-name="List_20_Paragraph" style:list-style-name="WWNum14"/>
    <style:style style:name="P32" style:family="paragraph" style:parent-style-name="List_20_Paragraph" style:list-style-name="WWNum12"/>
    <style:style style:name="P33" style:family="paragraph" style:parent-style-name="List_20_Paragraph" style:list-style-name="WWNum11"/>
    <style:style style:name="P34" style:family="paragraph" style:parent-style-name="List_20_Paragraph" style:list-style-name="WWNum9"/>
    <style:style style:name="P35" style:family="paragraph" style:parent-style-name="List_20_Paragraph" style:list-style-name="WWNum8"/>
    <style:style style:name="P36" style:family="paragraph" style:parent-style-name="List_20_Paragraph" style:list-style-name="WWNum5"/>
    <style:style style:name="P37" style:family="paragraph" style:parent-style-name="List_20_Paragraph" style:list-style-name="WWNum4"/>
    <style:style style:name="P38" style:family="paragraph" style:parent-style-name="List_20_Paragraph" style:list-style-name="WWNum3"/>
    <style:style style:name="P39" style:family="paragraph" style:parent-style-name="List_20_Paragraph" style:list-style-name="WWNum2"/>
    <style:style style:name="P40" style:family="paragraph" style:parent-style-name="List_20_Paragraph" style:list-style-name="WWNum1"/>
    <style:style style:name="P41" style:family="paragraph" style:parent-style-name="List_20_Paragraph" style:list-style-name="WWNum23">
      <style:paragraph-properties fo:margin-left="1.27cm" fo:margin-right="0cm" fo:margin-top="0.353cm" fo:margin-bottom="0.353cm" fo:line-height="0.487cm" fo:text-align="start" style:justify-single-word="false" fo:orphans="0" fo:widows="0" fo:text-indent="-0.635cm" style:auto-text-indent="false"/>
    </style:style>
    <style:style style:name="P42" style:family="paragraph" style:parent-style-name="List_20_Paragraph" style:list-style-name="WWNum22">
      <style:paragraph-properties fo:margin-left="1.27cm" fo:margin-right="0cm" fo:margin-top="0.353cm" fo:margin-bottom="0.353cm" fo:line-height="0.487cm" fo:text-align="start" style:justify-single-word="false" fo:orphans="0" fo:widows="0" fo:text-indent="-0.635cm" style:auto-text-indent="false"/>
    </style:style>
    <style:style style:name="P43" style:family="paragraph" style:parent-style-name="List_20_Paragraph" style:list-style-name="WWNum21">
      <style:paragraph-properties fo:margin-left="1.27cm" fo:margin-right="0cm" fo:margin-top="0.353cm" fo:margin-bottom="0.353cm" fo:line-height="0.487cm" fo:text-align="start" style:justify-single-word="false" fo:orphans="0" fo:widows="0" fo:text-indent="-0.635cm" style:auto-text-indent="false"/>
    </style:style>
    <style:style style:name="P44" style:family="paragraph" style:parent-style-name="List_20_Paragraph" style:list-style-name="WWNum17">
      <style:paragraph-properties fo:margin-left="1.27cm" fo:margin-right="0cm" fo:margin-top="0.353cm" fo:margin-bottom="0.353cm" fo:line-height="115%" fo:text-align="start" style:justify-single-word="false" fo:text-indent="-0.635cm" style:auto-text-indent="false"/>
    </style:style>
    <style:style style:name="P45" style:family="paragraph" style:parent-style-name="List_20_Paragraph" style:list-style-name="WWNum13">
      <style:paragraph-properties fo:margin-left="1.27cm" fo:margin-right="0cm" fo:margin-top="0.353cm" fo:margin-bottom="0.353cm" fo:line-height="115%" fo:text-align="start" style:justify-single-word="false" fo:text-indent="-0.635cm" style:auto-text-indent="false"/>
    </style:style>
    <style:style style:name="P46" style:family="paragraph" style:parent-style-name="List_20_Paragraph" style:list-style-name="WWNum10">
      <style:paragraph-properties fo:margin-left="1.27cm" fo:margin-right="0cm" fo:margin-top="0.353cm" fo:margin-bottom="0.353cm" fo:line-height="115%" fo:text-align="start" style:justify-single-word="false" fo:text-indent="-0.635cm" style:auto-text-indent="false"/>
    </style:style>
    <style:style style:name="P47" style:family="paragraph" style:parent-style-name="List_20_Paragraph" style:list-style-name="WWNum7">
      <style:paragraph-properties fo:margin-left="1.27cm" fo:margin-right="0cm" fo:margin-top="0.353cm" fo:margin-bottom="0.353cm" fo:line-height="115%" fo:text-align="start" style:justify-single-word="false" fo:text-indent="-0.635cm" style:auto-text-indent="false"/>
    </style:style>
    <style:style style:name="P48" style:family="paragraph" style:parent-style-name="List_20_Paragraph" style:list-style-name="WWNum6">
      <style:paragraph-properties fo:margin-left="1.27cm" fo:margin-right="0cm" fo:margin-top="0.353cm" fo:margin-bottom="0.353cm" fo:line-height="115%" fo:text-align="start" style:justify-single-word="false" fo:text-indent="-0.635cm" style:auto-text-indent="false"/>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2">
      <style:paragraph-properties>
        <style:tab-stops>
          <style:tab-stop style:position="16.002cm" style:type="right" style:leader-style="dotted" style:leader-text="."/>
        </style:tab-stops>
      </style:paragraph-properties>
    </style:style>
    <style:style style:name="P51" style:family="paragraph" style:parent-style-name="Tabelleninhalt">
      <style:paragraph-properties fo:margin-top="0.353cm" fo:margin-bottom="0.353cm" fo:text-align="start" style:justify-single-word="false"/>
    </style:style>
    <style:style style:name="P52" style:family="paragraph" style:parent-style-name="Tabelleninhalt">
      <style:paragraph-properties fo:margin-top="0.353cm" fo:margin-bottom="0.353cm" fo:text-align="start" style:justify-single-word="false"/>
      <style:text-properties fo:color="#000000" style:text-outline="false" style:text-line-through-style="none" style:font-name="Liberation Serif" fo:font-size="12pt" fo:language="de" fo:country="AT"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P53" style:family="paragraph" style:parent-style-name="Tabelleninhalt">
      <style:paragraph-properties fo:margin-top="0.353cm" fo:margin-bottom="0.353cm" fo:text-align="center" style:justify-single-word="false"/>
      <style:text-properties fo:color="#000000" style:text-outline="false" style:text-line-through-style="none" style:font-name="Liberation Serif" fo:font-size="12pt" fo:language="de" fo:country="AT"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P54" style:family="paragraph" style:parent-style-name="Tabelleninhalt">
      <style:paragraph-properties fo:margin-top="0.353cm" fo:margin-bottom="0.353cm" fo:text-align="center" style:justify-single-word="false"/>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fo:language="de" fo:country="AT"/>
    </style:style>
    <style:style style:name="T2" style:family="text">
      <style:text-properties text:display="true"/>
    </style:style>
    <style:style style:name="T3" style:family="text">
      <style:text-properties fo:language="de" fo:country="DE"/>
    </style:style>
    <style:style style:name="T4" style:family="text">
      <style:text-properties fo:font-size="11pt" fo:language="de" fo:country="DE" style:font-size-asian="11pt" style:language-asian="de" style:country-asian="AT" style:font-size-complex="11pt" style:language-complex="ar" style:country-complex="SA"/>
    </style:style>
    <style:style style:name="T5" style:family="text">
      <style:text-properties fo:color="#000000" fo:font-size="10pt" fo:letter-spacing="normal" fo:language="de" fo:country="DE" style:font-name-asian="Calibri1" style:font-size-asian="10pt" style:language-asian="en" style:country-asian="US" style:font-name-complex="Calibri1" style:language-complex="en" style:country-complex="US"/>
    </style:style>
    <style:style style:name="T6" style:family="text">
      <style:text-properties fo:color="#000000" fo:font-size="10pt" fo:letter-spacing="normal" fo:language="de" fo:country="DE" style:font-name-asian="Calibri1" style:font-size-asian="10pt" style:language-asian="en" style:country-asian="US" style:font-name-complex="Calibri1" style:font-size-complex="10pt" style:language-complex="en" style:country-complex="US"/>
    </style:style>
    <style:style style:name="T7" style:family="text">
      <style:text-properties fo:color="#000000" fo:font-size="10pt" fo:language="de" fo:country="DE" style:font-name-asian="Calibri1" style:font-size-asian="10pt" style:language-asian="en" style:country-asian="US" style:font-name-complex="Calibri1" style:font-size-complex="10pt" style:language-complex="en" style:country-complex="US"/>
    </style:style>
    <style:style style:name="T8" style:family="text">
      <style:text-properties fo:color="#000000" fo:font-size="10pt" style:font-size-asian="10pt" style:font-size-complex="10pt"/>
    </style:style>
    <style:style style:name="T9" style:family="text">
      <style:text-properties fo:color="#000000" style:font-name="Calibri" fo:font-size="10pt" fo:language="de" fo:country="DE" style:font-name-asian="Calibri1" style:font-size-asian="10pt" style:font-name-complex="Calibri1" style:font-size-complex="10pt"/>
    </style:style>
    <style:style style:name="T10" style:family="text">
      <style:text-properties fo:color="#000000" style:font-name="Calibri" fo:font-size="10pt" fo:language="de" fo:country="DE" style:font-name-asian="Calibri1" style:font-size-asian="10pt" style:language-asian="en" style:country-asian="US" style:font-name-complex="Calibri1" style:font-size-complex="10pt" style:language-complex="en" style:country-complex="US"/>
    </style:style>
    <style:style style:name="T11" style:family="text">
      <style:text-properties fo:color="#000000" style:text-outline="false" style:text-line-through-style="none" style:font-name="Liberation Serif" fo:font-size="12pt" fo:language="de" fo:country="AT"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T12" style:family="text">
      <style:text-properties fo:color="#000000" style:text-outline="false" style:text-line-through-style="none" style:font-name="Liberation Serif" fo:font-size="12pt" fo:language="de" fo:country="AT" fo:font-style="normal" fo:text-shadow="none" style:text-underline-style="none" fo:font-weight="bold" style:font-size-asian="12pt" style:language-asian="en" style:country-asian="US" style:font-style-asian="normal" style:font-weight-asian="bold" style:font-size-complex="12pt" style:language-complex="en" style:country-complex="US" style:font-style-complex="normal" style:font-weight-complex="bold"/>
    </style:style>
    <style:style style:name="T13" style:family="text">
      <style:text-properties fo:color="#00000a" fo:font-size="10pt" fo:language="de" fo:country="DE" style:font-name-asian="F1" style:font-size-asian="10pt" style:font-name-complex="F1" style:font-size-complex="10pt"/>
    </style:style>
    <style:style style:name="T14" style:family="text">
      <style:text-properties fo:color="#00000a" fo:font-size="10pt" fo:language="de" fo:country="DE" style:font-name-asian="F1" style:font-size-asian="10pt" style:language-asian="en" style:country-asian="US" style:font-name-complex="F1" style:font-size-complex="10pt" style:language-complex="en" style:country-complex="US"/>
    </style:style>
    <style:style style:name="T15" style:family="text">
      <style:text-properties fo:color="#00000a" fo:font-size="10pt" fo:language="de" fo:country="DE" style:font-size-asian="10pt" style:font-size-complex="10pt"/>
    </style:style>
    <style:style style:name="T16" style:family="text">
      <style:text-properties fo:color="#00000a" fo:font-size="10pt" fo:language="de" fo:country="DE" style:font-size-asian="10pt" style:language-asian="en" style:country-asian="US" style:font-size-complex="10pt" style:language-complex="en" style:country-complex="US"/>
    </style:style>
    <style:style style:name="T17" style:family="text">
      <style:text-properties fo:color="#00000a" fo:font-size="10pt" fo:language="de" fo:country="DE" style:letter-kerning="true" style:font-name-asian="F1" style:font-size-asian="10pt" style:language-asian="en" style:country-asian="US" style:font-name-complex="F1" style:font-size-complex="10pt" style:language-complex="en" style:country-complex="US"/>
    </style:style>
    <style:style style:name="T18" style:family="text">
      <style:text-properties fo:color="#00000a" style:font-name="Calibri" fo:font-size="10pt" style:font-name-asian="Calibri1" style:font-size-asian="10pt" style:font-name-complex="Calibri1" style:font-size-complex="10pt"/>
    </style:style>
    <style:style style:name="T19" style:family="text">
      <style:text-properties fo:color="#00000a" style:font-name="Calibri" fo:font-size="10pt" fo:language="de" fo:country="DE" style:font-name-asian="Calibri1" style:font-size-asian="10pt" style:font-name-complex="Calibri1" style:font-size-complex="10pt"/>
    </style:style>
    <style:style style:name="T20" style:family="text">
      <style:text-properties fo:color="#00000a" style:font-name="Calibri" fo:font-size="10pt" fo:language="de" fo:country="DE" style:font-name-asian="Calibri1" style:font-size-asian="10pt" style:language-asian="en" style:country-asian="US" style:font-name-complex="Calibri1" style:font-size-complex="10pt" style:language-complex="en" style:country-complex="US"/>
    </style:style>
    <style:style style:name="T21" style:family="text">
      <style:text-properties fo:color="#00000a" style:font-name="F" fo:font-size="10pt" fo:language="de" fo:country="DE" style:letter-kerning="true" style:font-name-asian="F1" style:font-size-asian="10pt" style:language-asian="en" style:country-asian="US" style:font-name-complex="F1" style:font-size-complex="10pt" style:language-complex="en" style:country-complex="US"/>
    </style:style>
    <style:style style:name="T22" style:family="text">
      <style:text-properties fo:color="#00000a" style:font-name="F" fo:font-size="10pt" fo:language="de" fo:country="DE" style:font-name-asian="F1" style:font-size-asian="10pt" style:language-asian="en" style:country-asian="US" style:font-name-complex="F1" style:font-size-complex="10pt" style:language-complex="en" style:country-complex="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Pflichtenheft</text:span></text:p>
      <text:p text:style-name="Standard"><text:span text:style-name="T1">Projekt:</text:span><text:tab/><text:span text:style-name="T1">Bus Koordinator</text:span></text:p>
      <text:p text:style-name="Standard"><text:span text:style-name="T1">Name:</text:span><text:tab/><text:span text:style-name="T1">Sascha Brodschneider</text:span></text:p>
      <text:p text:style-name="Standard"><text:span text:style-name="T1">Jahr:<text:tab/>2021</text:span></text:p>
      <text:p text:style-name="Standard"><text:span text:style-name="T1">Datum:</text:span><text:tab/>2<text:span text:style-name="T1">7.05.2021</text:span></text:p>
      <text:p text:style-name="Standard"><text:span text:style-name="T1">Version: 1.0</text:span></text:p>
      <text:p text:style-name="P1"/>
      <text:p text:style-name="P17">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1290_1176400708">Allgemeine Beschreibung<text:tab/>5</text:a></text:p>
          <text:p text:style-name="P55"><text:a xlink:type="simple" xlink:href="#__RefHeading__1292_1176400708">Zielbestimmungen<text:tab/>5</text:a></text:p>
          <text:p text:style-name="P50"><text:a xlink:type="simple" xlink:href="#__RefHeading__1294_1176400708">Musskriterien<text:tab/>5</text:a></text:p>
          <text:p text:style-name="P50"><text:a xlink:type="simple" xlink:href="#__RefHeading__1296_1176400708">Wunschkriterien<text:tab/>5</text:a></text:p>
          <text:p text:style-name="P50"><text:a xlink:type="simple" xlink:href="#__RefHeading__1298_1176400708">Abgrenzungskriterien<text:tab/>5</text:a></text:p>
          <text:p text:style-name="P55"><text:a xlink:type="simple" xlink:href="#__RefHeading__1300_1176400708">Produkteinsatz<text:tab/>5</text:a></text:p>
          <text:p text:style-name="P50"><text:a xlink:type="simple" xlink:href="#__RefHeading__1302_1176400708">Anwendungsbereich(e)<text:tab/>5</text:a></text:p>
          <text:p text:style-name="P50"><text:a xlink:type="simple" xlink:href="#__RefHeading__1304_1176400708">Zielgruppen<text:tab/>5</text:a></text:p>
          <text:p text:style-name="P50"><text:a xlink:type="simple" xlink:href="#__RefHeading__1306_1176400708">Betriebsbedingungen<text:tab/>5</text:a></text:p>
          <text:p text:style-name="P55"><text:a xlink:type="simple" xlink:href="#__RefHeading__1308_1176400708">Produktübersicht<text:tab/>6</text:a></text:p>
          <text:p text:style-name="P55"><text:a xlink:type="simple" xlink:href="#__RefHeading__1310_1176400708">Produktfunktionen<text:tab/>6</text:a></text:p>
          <text:p text:style-name="P50"><text:a xlink:type="simple" xlink:href="#__RefHeading__1312_1176400708">Geschäftsprozess 1<text:tab/>6</text:a></text:p>
          <text:p text:style-name="P49"><text:a xlink:type="simple" xlink:href="#__RefHeading__1314_1176400708">Ziel<text:tab/>6</text:a></text:p>
          <text:p text:style-name="P49"><text:a xlink:type="simple" xlink:href="#__RefHeading__1316_1176400708">Kategorie<text:tab/>6</text:a></text:p>
          <text:p text:style-name="P49"><text:a xlink:type="simple" xlink:href="#__RefHeading__1318_1176400708">Vorbedingung<text:tab/>6</text:a></text:p>
          <text:p text:style-name="P49"><text:a xlink:type="simple" xlink:href="#__RefHeading__1320_1176400708">Nachbedingung (Erfolg)<text:tab/>6</text:a></text:p>
          <text:p text:style-name="P49"><text:a xlink:type="simple" xlink:href="#__RefHeading__1322_1176400708">Nachbedingung (Fehler)<text:tab/>6</text:a></text:p>
          <text:p text:style-name="P49"><text:a xlink:type="simple" xlink:href="#__RefHeading__1324_1176400708">Akteure<text:tab/>6</text:a></text:p>
          <text:p text:style-name="P49"><text:a xlink:type="simple" xlink:href="#__RefHeading__1326_1176400708">Auslösendes Ereignis<text:tab/>6</text:a></text:p>
          <text:p text:style-name="P49"><text:a xlink:type="simple" xlink:href="#__RefHeading__1328_1176400708">Beschreibung<text:tab/>6</text:a></text:p>
          <text:p text:style-name="P49"><text:a xlink:type="simple" xlink:href="#__RefHeading__1330_1176400708">Erweiterungen<text:tab/>7</text:a></text:p>
          <text:p text:style-name="P49"><text:a xlink:type="simple" xlink:href="#__RefHeading__1332_1176400708">Alternativen<text:tab/>7</text:a></text:p>
          <text:p text:style-name="P50"><text:a xlink:type="simple" xlink:href="#__RefHeading__1334_1176400708">Geschäftsprozess 2<text:tab/>7</text:a></text:p>
          <text:p text:style-name="P49"><text:a xlink:type="simple" xlink:href="#__RefHeading__1336_1176400708">Ziel<text:tab/>7</text:a></text:p>
          <text:p text:style-name="P49"><text:a xlink:type="simple" xlink:href="#__RefHeading__1338_1176400708">Kategorie<text:tab/>7</text:a></text:p>
          <text:p text:style-name="P49"><text:a xlink:type="simple" xlink:href="#__RefHeading__1340_1176400708">Vorbedingung<text:tab/>7</text:a></text:p>
          <text:p text:style-name="P49"><text:a xlink:type="simple" xlink:href="#__RefHeading__1342_1176400708">Nachbedingung (Erfolg)<text:tab/>7</text:a></text:p>
          <text:p text:style-name="P49"><text:a xlink:type="simple" xlink:href="#__RefHeading__1344_1176400708">Nachbedingung (Fehler)<text:tab/>7</text:a></text:p>
          <text:p text:style-name="P49"><text:soft-page-break/><text:a xlink:type="simple" xlink:href="#__RefHeading__1346_1176400708">Akteure<text:tab/>7</text:a></text:p>
          <text:p text:style-name="P49"><text:a xlink:type="simple" xlink:href="#__RefHeading__1348_1176400708">Auslösendes Ereignis<text:tab/>7</text:a></text:p>
          <text:p text:style-name="P49"><text:a xlink:type="simple" xlink:href="#__RefHeading__1350_1176400708">Beschreibung<text:tab/>7</text:a></text:p>
          <text:p text:style-name="P49"><text:a xlink:type="simple" xlink:href="#__RefHeading__1352_1176400708">Erweiterungen<text:tab/>7</text:a></text:p>
          <text:p text:style-name="P49"><text:a xlink:type="simple" xlink:href="#__RefHeading__1354_1176400708">Alternativen<text:tab/>8</text:a></text:p>
          <text:p text:style-name="P50"><text:a xlink:type="simple" xlink:href="#__RefHeading__1356_1176400708">Geschäftsprozess 3<text:tab/>8</text:a></text:p>
          <text:p text:style-name="P49"><text:a xlink:type="simple" xlink:href="#__RefHeading__1358_1176400708">Ziel<text:tab/>8</text:a></text:p>
          <text:p text:style-name="P49"><text:a xlink:type="simple" xlink:href="#__RefHeading__1360_1176400708">Kategorie<text:tab/>8</text:a></text:p>
          <text:p text:style-name="P49"><text:a xlink:type="simple" xlink:href="#__RefHeading__1362_1176400708">Vorbedingung<text:tab/>8</text:a></text:p>
          <text:p text:style-name="P49"><text:a xlink:type="simple" xlink:href="#__RefHeading__1364_1176400708">Nachbedingung (Erfolg)<text:tab/>8</text:a></text:p>
          <text:p text:style-name="P49"><text:a xlink:type="simple" xlink:href="#__RefHeading__1366_1176400708">Nachbedingung (Fehler)<text:tab/>8</text:a></text:p>
          <text:p text:style-name="P49"><text:a xlink:type="simple" xlink:href="#__RefHeading__1368_1176400708">Akteure<text:tab/>8</text:a></text:p>
          <text:p text:style-name="P49"><text:a xlink:type="simple" xlink:href="#__RefHeading__1370_1176400708">Auslösendes Ereignis<text:tab/>8</text:a></text:p>
          <text:p text:style-name="P49"><text:a xlink:type="simple" xlink:href="#__RefHeading__1372_1176400708">Beschreibung<text:tab/>8</text:a></text:p>
          <text:p text:style-name="P49"><text:a xlink:type="simple" xlink:href="#__RefHeading__1374_1176400708">Erweiterungen<text:tab/>8</text:a></text:p>
          <text:p text:style-name="P49"><text:a xlink:type="simple" xlink:href="#__RefHeading__1376_1176400708">Alternativen<text:tab/>9</text:a></text:p>
          <text:p text:style-name="P55"><text:a xlink:type="simple" xlink:href="#__RefHeading__1378_1176400708">Produktdaten<text:tab/>9</text:a></text:p>
          <text:p text:style-name="P55"><text:a xlink:type="simple" xlink:href="#__RefHeading__1380_1176400708">Produktleistungen<text:tab/>10</text:a></text:p>
          <text:p text:style-name="P55"><text:a xlink:type="simple" xlink:href="#__RefHeading__1382_1176400708">Qualitätsanforderungen<text:tab/>10</text:a></text:p>
          <text:p text:style-name="P55"><text:a xlink:type="simple" xlink:href="#__RefHeading__1384_1176400708">Benutzeroberfläche<text:tab/>11</text:a></text:p>
          <text:p text:style-name="P55"><text:a xlink:type="simple" xlink:href="#__RefHeading__1386_1176400708">Nichtfunktionale Anforderungen<text:tab/>12</text:a></text:p>
          <text:p text:style-name="P55"><text:a xlink:type="simple" xlink:href="#__RefHeading__1388_1176400708">Technische Produktumgebung<text:tab/>12</text:a></text:p>
          <text:p text:style-name="P50"><text:a xlink:type="simple" xlink:href="#__RefHeading__1390_1176400708">Software<text:tab/>12</text:a></text:p>
          <text:p text:style-name="P50"><text:a xlink:type="simple" xlink:href="#__RefHeading__1392_1176400708">Hardware<text:tab/>12</text:a></text:p>
          <text:p text:style-name="P50"><text:a xlink:type="simple" xlink:href="#__RefHeading__1394_1176400708">Orgware<text:tab/>12</text:a></text:p>
          <text:p text:style-name="P55"><text:a xlink:type="simple" xlink:href="#__RefHeading__1396_1176400708">Entwicklungsumgebung<text:tab/>12</text:a></text:p>
          <text:p text:style-name="P50"><text:a xlink:type="simple" xlink:href="#__RefHeading__1398_1176400708">Software<text:tab/>12</text:a></text:p>
          <text:p text:style-name="P50"><text:a xlink:type="simple" xlink:href="#__RefHeading__1400_1176400708">Hardware<text:tab/>12</text:a></text:p>
          <text:p text:style-name="P50"><text:a xlink:type="simple" xlink:href="#__RefHeading__1402_1176400708">Schnittstellen<text:tab/>12</text:a></text:p>
        </text:index-body>
      </text:table-of-content>
      <text:p text:style-name="Standard"><text:a xlink:type="simple" xlink:href="#_Toc326243050" text:style-name="Internet_20_link" text:visited-style-name="Visited_20_Internet_20_Link"><text:span text:style-name="Index_20_Link"/></text:a></text:p>
      <text:p text:style-name="P2"><text:soft-page-break/></text:p>
      <text:p text:style-name="P2"/>
      <text:p text:style-name="P2"/>
      <text:p text:style-name="P2"/>
      <text:list xml:id="list5632066369250004252" text:style-name="Outline">
        <text:list-item>
          <text:h text:style-name="P18" text:outline-level="1"><text:bookmark-start text:name="__RefHeading__1290_1176400708"/><text:bookmark-start text:name="Bookmark"/><text:span text:style-name="T3">Allgemeine Beschreibung</text:span><text:bookmark-end text:name="__RefHeading__1290_1176400708"/><text:bookmark-end text:name="Bookmark"/></text:h>
        </text:list-item>
      </text:list>
      <text:p text:style-name="P15"><text:span text:style-name="T5">Programm das mir vereinfachen soll die Vorgegebene Abfahrtszeit bei Haltestellen einzuhalten und Optional auch unterstützt mittels Karte den Kursverlauf zu verfolgen.<text:line-break/>Mir dann ein Feedback gibt wie viele Minuten ich vor oder nach der Zeit bin.<text:line-break/>Wenn zu große Verspätung herrscht mich darüber zu Informieren das mögliche Anschlüsse nicht erreichbar sein werden. Ermittlung wer fährt den Anschluss Bus &amp; die Möglichkeit diesen gleich anzurufen.</text:span></text:p>
      <text:list xml:id="list30319466" text:continue-numbering="true" text:style-name="Outline">
        <text:list-item>
          <text:h text:style-name="P19" text:outline-level="1"><text:bookmark-start text:name="__RefHeading__1292_1176400708"/><text:bookmark-start text:name="Bookmark1"/><text:span text:style-name="T3">Zielbestimmungen</text:span><text:bookmark-end text:name="__RefHeading__1292_1176400708"/><text:bookmark-end text:name="Bookmark1"/></text:h>
          <text:list>
            <text:list-item>
              <text:h text:style-name="P20" text:outline-level="2"><text:bookmark-start text:name="__RefHeading__1294_1176400708"/><text:bookmark-start text:name="Bookmark2"/><text:span text:style-name="T3">Musskriterien</text:span><text:bookmark-end text:name="__RefHeading__1294_1176400708"/><text:bookmark-end text:name="Bookmark2"/></text:h>
            </text:list-item>
          </text:list>
        </text:list-item>
      </text:list>
      <text:list xml:id="list7731160226329930783" text:style-name="WWNum26">
        <text:list-item>
          <text:p text:style-name="P23"><text:span text:style-name="T13">Zutritt nur per Login</text:span></text:p>
        </text:list-item>
        <text:list-item>
          <text:p text:style-name="P23"><text:span text:style-name="T13">Auflistung der Dienste des BB – Stainz</text:span></text:p>
        </text:list-item>
        <text:list-item>
          <text:p text:style-name="P23"><text:span text:style-name="T13">Auflistung der Kursnummern per Dienst</text:span></text:p>
        </text:list-item>
        <text:list-item>
          <text:p text:style-name="P23"><text:span text:style-name="T13">Fahrgästezähler</text:span></text:p>
        </text:list-item>
      </text:list>
      <text:list xml:id="list30327959" text:continue-list="list30319466" text:style-name="Outline">
        <text:list-item>
          <text:list>
            <text:list-item>
              <text:h text:style-name="P21" text:outline-level="2"><text:bookmark-start text:name="__RefHeading__1296_1176400708"/><text:bookmark-start text:name="Bookmark3"/><text:span text:style-name="T3">Wunschkriterien</text:span><text:bookmark-end text:name="__RefHeading__1296_1176400708"/><text:bookmark-end text:name="Bookmark3"/></text:h>
            </text:list-item>
          </text:list>
        </text:list-item>
      </text:list>
      <text:list xml:id="list2470510443395800988" text:style-name="WWNum25">
        <text:list-item>
          <text:p text:style-name="P24"><text:span text:style-name="T13">Abgleich der Soll – Ist Zeit (Auslösendes Ereignis in der Nähe der Haltestelle)</text:span></text:p>
        </text:list-item>
        <text:list-item>
          <text:p text:style-name="P24"><text:span text:style-name="T7">Visualisierung des Kursverlaufs (Maps)</text:span></text:p>
        </text:list-item>
        <text:list-item>
          <text:p text:style-name="P24"><text:span text:style-name="T7">Tagesbericht am Ende des Dienstes und Möglichkeit eventuelle Verspätungen nachzutragen</text:span></text:p>
        </text:list-item>
        <text:list-item>
          <text:p text:style-name="P24"><text:span text:style-name="T14">Anschlusssicherung</text:span></text:p>
        </text:list-item>
        <text:list-item>
          <text:p text:style-name="P24"><text:span text:style-name="T14">Durch schnittliche Verspätung ermitteln</text:span></text:p>
        </text:list-item>
        <text:list-item>
          <text:p text:style-name="P24"><text:span text:style-name="T14">Auslastung pro Kurs</text:span></text:p>
        </text:list-item>
      </text:list>
      <text:list xml:id="list30310147" text:continue-list="list30327959" text:style-name="Outline">
        <text:list-item>
          <text:list>
            <text:list-item>
              <text:h text:style-name="P20" text:outline-level="2"><text:bookmark-start text:name="__RefHeading__1298_1176400708"/><text:bookmark-start text:name="Bookmark4"/><text:span text:style-name="T3">Abgrenzungskriterien</text:span><text:bookmark-end text:name="__RefHeading__1298_1176400708"/><text:bookmark-end text:name="Bookmark4"/></text:h>
            </text:list-item>
          </text:list>
        </text:list-item>
      </text:list>
      <text:list xml:id="list2644007214340044152" text:style-name="WWNum24">
        <text:list-item>
          <text:p text:style-name="P25"/>
        </text:list-item>
      </text:list>
      <text:list xml:id="list30305501" text:continue-list="list30310147" text:style-name="Outline">
        <text:list-item>
          <text:h text:style-name="P19" text:outline-level="1"><text:bookmark-start text:name="__RefHeading__1300_1176400708"/><text:bookmark-start text:name="Bookmark5"/><text:span text:style-name="T3">Produkteinsatz</text:span><text:bookmark-end text:name="__RefHeading__1300_1176400708"/><text:bookmark-end text:name="Bookmark5"/></text:h>
          <text:list>
            <text:list-item>
              <text:h text:style-name="P20" text:outline-level="2"><text:bookmark-start text:name="__RefHeading__1302_1176400708"/><text:bookmark-start text:name="Bookmark6"/><text:span text:style-name="T3">Anwendungsbereich(e)</text:span><text:bookmark-end text:name="__RefHeading__1302_1176400708"/><text:bookmark-end text:name="Bookmark6"/></text:h>
            </text:list-item>
          </text:list>
        </text:list-item>
      </text:list>
      <text:list xml:id="list3091536636424601365" text:style-name="WWNum23">
        <text:list-item>
          <text:p text:style-name="P41"><text:span text:style-name="T6">Graz Köflach Bahn und Bus Betrieb – Bus Betrieb Stainz</text:span></text:p>
        </text:list-item>
      </text:list>
      <text:list xml:id="list30320424" text:continue-list="list30305501" text:style-name="Outline">
        <text:list-item>
          <text:list>
            <text:list-item>
              <text:h text:style-name="P20" text:outline-level="2"><text:bookmark-start text:name="__RefHeading__1304_1176400708"/><text:bookmark-start text:name="Bookmark7"/><text:span text:style-name="T3">Zielgruppen</text:span><text:bookmark-end text:name="__RefHeading__1304_1176400708"/><text:bookmark-end text:name="Bookmark7"/></text:h>
            </text:list-item>
          </text:list>
        </text:list-item>
      </text:list>
      <text:list xml:id="list1047748371349952543" text:style-name="WWNum22">
        <text:list-item>
          <text:p text:style-name="P42"><text:span text:style-name="T6">Alle Buslenker des BB-Stainz</text:span></text:p>
        </text:list-item>
      </text:list>
      <text:list xml:id="list30317357" text:continue-list="list30320424" text:style-name="Outline">
        <text:list-item>
          <text:list>
            <text:list-item>
              <text:h text:style-name="P20" text:outline-level="2"><text:bookmark-start text:name="__RefHeading__1306_1176400708"/><text:bookmark-start text:name="Bookmark8"/><text:span text:style-name="T3">Betriebsbedingungen</text:span><text:bookmark-end text:name="__RefHeading__1306_1176400708"/><text:bookmark-end text:name="Bookmark8"/></text:h>
            </text:list-item>
          </text:list>
        </text:list-item>
      </text:list>
      <text:list xml:id="list5944947149566239987" text:style-name="WWNum21">
        <text:list-item>
          <text:p text:style-name="P43"><text:span text:style-name="T6">Mobilereinsatz über Diensthandy auf Android</text:span></text:p>
        </text:list-item>
        <text:list-item>
          <text:p text:style-name="P43"><text:soft-page-break/><text:span text:style-name="T1">Dienstzeiten</text:span> <text:span text:style-name="T5"><text:line-break/></text:span></text:p>
        </text:list-item>
      </text:list>
      <text:list xml:id="list30313246" text:continue-list="list30317357" text:style-name="Outline">
        <text:list-item>
          <text:h text:style-name="P19" text:outline-level="1"><text:bookmark-start text:name="__RefHeading__1308_1176400708"/><text:bookmark-start text:name="Bookmark9"/><text:span text:style-name="T3">Produktübersicht</text:span><text:bookmark-end text:name="__RefHeading__1308_1176400708"/><text:bookmark-end text:name="Bookmark9"/></text:h>
        </text:list-item>
      </text:list>
      <text:p text:style-name="Standard"><text:span text:style-name="T3">Zur vereinfachten Darstellung ob der Lenker Pünktlich, zu früh oder sogar zu spät von Haltestellen fährt.</text:span></text:p>
      <text:list xml:id="list30308670" text:continue-numbering="true" text:style-name="Outline">
        <text:list-item>
          <text:h text:style-name="P19" text:outline-level="1"><text:bookmark-start text:name="__RefHeading__1310_1176400708"/><text:bookmark-start text:name="Bookmark10"/><text:span text:style-name="T3">Produktfunktionen</text:span><text:bookmark-end text:name="__RefHeading__1310_1176400708"/><text:bookmark-end text:name="Bookmark10"/></text:h>
          <text:list>
            <text:list-item>
              <text:h text:style-name="P20" text:outline-level="2"><text:bookmark-start text:name="__RefHeading__1312_1176400708"/><text:bookmark-start text:name="Bookmark11"/><text:span text:style-name="T3">Geschäftsprozess 1</text:span><text:bookmark-end text:name="__RefHeading__1312_1176400708"/><text:bookmark-end text:name="Bookmark11"/></text:h>
              <text:list>
                <text:list-item>
                  <text:h text:style-name="Heading_20_3" text:outline-level="3"><text:bookmark-start text:name="__RefHeading__1314_1176400708"/><text:bookmark-start text:name="Bookmark12"/><text:span text:style-name="T3">Ziel</text:span><text:bookmark-end text:name="__RefHeading__1314_1176400708"/><text:bookmark-end text:name="Bookmark12"/></text:h>
                </text:list-item>
              </text:list>
            </text:list-item>
          </text:list>
        </text:list-item>
      </text:list>
      <text:list xml:id="list8040535914531514237" text:style-name="WWNum20">
        <text:list-item>
          <text:p text:style-name="P26"><text:span text:style-name="T3">Login in die App</text:span></text:p>
        </text:list-item>
      </text:list>
      <text:list xml:id="list30297915" text:continue-list="list30308670" text:style-name="Outline">
        <text:list-item>
          <text:list>
            <text:list-item>
              <text:list>
                <text:list-item>
                  <text:h text:style-name="Heading_20_3" text:outline-level="3"><text:bookmark-start text:name="__RefHeading__1316_1176400708"/><text:bookmark-start text:name="Bookmark13"/><text:span text:style-name="T3">Kategorie</text:span><text:bookmark-end text:name="__RefHeading__1316_1176400708"/><text:bookmark-end text:name="Bookmark13"/></text:h>
                </text:list-item>
              </text:list>
            </text:list-item>
          </text:list>
        </text:list-item>
      </text:list>
      <text:list xml:id="list8164396874448414311" text:style-name="WWNum19">
        <text:list-item>
          <text:p text:style-name="P27"><text:span text:style-name="T17">Einstieg</text:span></text:p>
        </text:list-item>
      </text:list>
      <text:list xml:id="list30317977" text:continue-list="list30297915" text:style-name="Outline">
        <text:list-item>
          <text:list>
            <text:list-item>
              <text:list>
                <text:list-item>
                  <text:h text:style-name="Heading_20_3" text:outline-level="3"><text:bookmark-start text:name="__RefHeading__1318_1176400708"/><text:bookmark-start text:name="Bookmark14"/><text:span text:style-name="T3">Vorbedingung</text:span><text:bookmark-end text:name="__RefHeading__1318_1176400708"/><text:bookmark-end text:name="Bookmark14"/></text:h>
                </text:list-item>
              </text:list>
            </text:list-item>
          </text:list>
        </text:list-item>
      </text:list>
      <text:list xml:id="list2438902718912150870" text:style-name="WWNum18">
        <text:list-item>
          <text:p text:style-name="P28"><text:span text:style-name="T3">Der jeweilige Lenker/in muss sich die App Erfolgreich auf seinem Smartphone Installiert haben.</text:span></text:p>
        </text:list-item>
        <text:list-item>
          <text:p text:style-name="P28"><text:span text:style-name="T3">Ein jeweiliger Account wurde seitens des Entwicklers erstellt.</text:span></text:p>
        </text:list-item>
      </text:list>
      <text:list xml:id="list30305579" text:continue-list="list30317977" text:style-name="Outline">
        <text:list-item>
          <text:list>
            <text:list-item>
              <text:list>
                <text:list-item>
                  <text:h text:style-name="Heading_20_3" text:outline-level="3"><text:bookmark-start text:name="__RefHeading__1320_1176400708"/><text:bookmark-start text:name="Bookmark15"/><text:span text:style-name="T3">Nachbedingung (Erfolg)</text:span><text:bookmark-end text:name="__RefHeading__1320_1176400708"/><text:bookmark-end text:name="Bookmark15"/></text:h>
                </text:list-item>
              </text:list>
            </text:list-item>
          </text:list>
        </text:list-item>
      </text:list>
      <text:list xml:id="list2340277274640462838" text:style-name="WWNum17">
        <text:list-item>
          <text:p text:style-name="P44"><text:span text:style-name="T14">Auswahl des zu Fahrenden Dienstes und Kursnummer</text:span></text:p>
        </text:list-item>
      </text:list>
      <text:list xml:id="list30313316" text:continue-list="list30305579" text:style-name="Outline">
        <text:list-item>
          <text:list>
            <text:list-item>
              <text:list>
                <text:list-item>
                  <text:h text:style-name="Heading_20_3" text:outline-level="3"><text:bookmark-start text:name="__RefHeading__1322_1176400708"/><text:bookmark-start text:name="Bookmark16"/><text:span text:style-name="T3">Nachbedingung (Fehler)</text:span><text:bookmark-end text:name="__RefHeading__1322_1176400708"/><text:bookmark-end text:name="Bookmark16"/></text:h>
                </text:list-item>
              </text:list>
            </text:list-item>
          </text:list>
        </text:list-item>
      </text:list>
      <text:list xml:id="list123700247825187955" text:style-name="WWNum16">
        <text:list-item>
          <text:p text:style-name="P29"><text:span text:style-name="T3">Kein benützen der App möglich.</text:span></text:p>
        </text:list-item>
        <text:list-item>
          <text:p text:style-name="P29"><text:span text:style-name="T3">Entwickler kontaktieren zur Kontrolle der Login Daten.</text:span></text:p>
        </text:list-item>
        <text:list-item>
          <text:p text:style-name="P29"><text:span text:style-name="T3">Neuinstallation der App.</text:span></text:p>
        </text:list-item>
      </text:list>
      <text:list xml:id="list30315288" text:continue-list="list30313316" text:style-name="Outline">
        <text:list-item>
          <text:list>
            <text:list-item>
              <text:list>
                <text:list-item>
                  <text:h text:style-name="Heading_20_3" text:outline-level="3"><text:bookmark-start text:name="__RefHeading__1324_1176400708"/><text:bookmark-start text:name="Bookmark17"/><text:span text:style-name="T3">Akteure</text:span><text:bookmark-end text:name="__RefHeading__1324_1176400708"/><text:bookmark-end text:name="Bookmark17"/></text:h>
                </text:list-item>
              </text:list>
            </text:list-item>
          </text:list>
        </text:list-item>
      </text:list>
      <text:list xml:id="list3325111924796310200" text:style-name="WWNum15">
        <text:list-item>
          <text:p text:style-name="P30"><text:span text:style-name="T3">Buslenker/in</text:span></text:p>
        </text:list-item>
      </text:list>
      <text:list xml:id="list30308690" text:continue-list="list30315288" text:style-name="Outline">
        <text:list-item>
          <text:list>
            <text:list-item>
              <text:list>
                <text:list-item>
                  <text:h text:style-name="Heading_20_3" text:outline-level="3"><text:bookmark-start text:name="__RefHeading__1326_1176400708"/><text:bookmark-start text:name="Bookmark18"/><text:span text:style-name="T3">Auslösendes Ereignis</text:span><text:bookmark-end text:name="__RefHeading__1326_1176400708"/><text:bookmark-end text:name="Bookmark18"/></text:h>
                </text:list-item>
              </text:list>
            </text:list-item>
          </text:list>
        </text:list-item>
      </text:list>
      <text:list xml:id="list2878389683993083021" text:style-name="WWNum14">
        <text:list-item>
          <text:p text:style-name="P31"><text:span text:style-name="T3">Öffnung der App</text:span></text:p>
        </text:list-item>
      </text:list>
      <text:list xml:id="list30318933" text:continue-list="list30308690" text:style-name="Outline">
        <text:list-item>
          <text:list>
            <text:list-item>
              <text:list>
                <text:list-item>
                  <text:h text:style-name="Heading_20_3" text:outline-level="3"><text:bookmark-start text:name="__RefHeading__1328_1176400708"/><text:bookmark-start text:name="Bookmark19"/><text:span text:style-name="T3">Beschreibung</text:span><text:bookmark-end text:name="__RefHeading__1328_1176400708"/><text:bookmark-end text:name="Bookmark19"/></text:h>
                </text:list-item>
              </text:list>
            </text:list-item>
          </text:list>
        </text:list-item>
      </text:list>
      <text:list xml:id="list4666637213724658499" text:style-name="WWNum13">
        <text:list-item>
          <text:p text:style-name="P45"><text:span text:style-name="T3">Nach Starten der App erscheint eine Login Activity bei der nur die zu vor vom Entwickler erstellten Accounts verwendet werden können.</text:span></text:p>
        </text:list-item>
      </text:list>
      <text:list xml:id="list30302505" text:continue-list="list30318933" text:style-name="Outline">
        <text:list-item>
          <text:list>
            <text:list-item>
              <text:list>
                <text:list-item>
                  <text:h text:style-name="Heading_20_3" text:outline-level="3"><text:bookmark-start text:name="__RefHeading__1330_1176400708"/><text:bookmark-start text:name="Bookmark20"/><text:soft-page-break/><text:span text:style-name="T3">Erweiterungen</text:span><text:bookmark-end text:name="__RefHeading__1330_1176400708"/><text:bookmark-end text:name="Bookmark20"/></text:h>
                </text:list-item>
              </text:list>
            </text:list-item>
          </text:list>
        </text:list-item>
      </text:list>
      <text:list xml:id="list7408333232602300679" text:style-name="WWNum12">
        <text:list-item>
          <text:p text:style-name="P32"><text:span text:style-name="T3">Login Mittels QR-Code</text:span></text:p>
        </text:list-item>
      </text:list>
      <text:list xml:id="list30302792" text:continue-list="list30302505" text:style-name="Outline">
        <text:list-item>
          <text:list>
            <text:list-item>
              <text:list>
                <text:list-item>
                  <text:h text:style-name="Heading_20_3" text:outline-level="3"><text:bookmark-start text:name="__RefHeading__1332_1176400708"/><text:bookmark-start text:name="Bookmark21"/><text:span text:style-name="T3">Alternativen</text:span><text:bookmark-end text:name="__RefHeading__1332_1176400708"/><text:bookmark-end text:name="Bookmark21"/></text:h>
                </text:list-item>
              </text:list>
            </text:list-item>
          </text:list>
        </text:list-item>
      </text:list>
      <text:list xml:id="list2376430905741093211" text:style-name="WWNum11">
        <text:list-item>
          <text:p text:style-name="P33"><text:span text:style-name="T3">Nicht Verwendung der App, sondern herkömmlichen Fahrtbericht in Verbindung mit Fahrplan verwenden.</text:span></text:p>
        </text:list-item>
      </text:list>
      <text:list xml:id="list30319752" text:continue-list="list30302792" text:style-name="Outline">
        <text:list-item>
          <text:list>
            <text:list-item>
              <text:h text:style-name="P20" text:outline-level="2"><text:bookmark-start text:name="__RefHeading__1334_1176400708"/><text:bookmark-start text:name="Bookmark22"/><text:span text:style-name="T3">Geschäftsprozess 2</text:span><text:bookmark-end text:name="__RefHeading__1334_1176400708"/><text:bookmark-end text:name="Bookmark22"/></text:h>
              <text:list>
                <text:list-item>
                  <text:h text:style-name="Heading_20_3" text:outline-level="3"><text:bookmark-start text:name="__RefHeading__1336_1176400708"/><text:bookmark-start text:name="Bookmark23"/><text:span text:style-name="T3">Ziel</text:span><text:bookmark-end text:name="__RefHeading__1336_1176400708"/><text:bookmark-end text:name="Bookmark23"/></text:h>
                </text:list-item>
              </text:list>
            </text:list-item>
          </text:list>
        </text:list-item>
      </text:list>
      <text:list xml:id="list8475526919900168043" text:style-name="WWNum10">
        <text:list-item>
          <text:p text:style-name="P46"><text:span text:style-name="T14">Auswahl von Dienst und aktuelle Kursnummer</text:span></text:p>
        </text:list-item>
      </text:list>
      <text:list xml:id="list30324381" text:continue-list="list30319752" text:style-name="Outline">
        <text:list-item>
          <text:list>
            <text:list-item>
              <text:list>
                <text:list-item>
                  <text:h text:style-name="Heading_20_3" text:outline-level="3"><text:bookmark-start text:name="__RefHeading__1338_1176400708"/><text:bookmark-start text:name="Bookmark24"/><text:span text:style-name="T3">Kategorie</text:span><text:bookmark-end text:name="__RefHeading__1338_1176400708"/><text:bookmark-end text:name="Bookmark24"/></text:h>
                </text:list-item>
              </text:list>
            </text:list-item>
          </text:list>
        </text:list-item>
      </text:list>
      <text:list xml:id="list2453205731491976685" text:style-name="WWNum9">
        <text:list-item>
          <text:p text:style-name="P34"><text:span text:style-name="T13">Auswahl</text:span></text:p>
        </text:list-item>
      </text:list>
      <text:list xml:id="list30324947" text:continue-list="list30324381" text:style-name="Outline">
        <text:list-item>
          <text:list>
            <text:list-item>
              <text:list>
                <text:list-item>
                  <text:h text:style-name="Heading_20_3" text:outline-level="3"><text:bookmark-start text:name="__RefHeading__1340_1176400708"/><text:bookmark-start text:name="Bookmark25"/><text:span text:style-name="T3">Vorbedingung</text:span><text:bookmark-end text:name="__RefHeading__1340_1176400708"/><text:bookmark-end text:name="Bookmark25"/></text:h>
                </text:list-item>
              </text:list>
            </text:list-item>
          </text:list>
        </text:list-item>
      </text:list>
      <text:list xml:id="list1121445364041460874" text:style-name="WWNum8">
        <text:list-item>
          <text:p text:style-name="P35"><text:span text:style-name="T13">Erfolgreicher Login</text:span></text:p>
        </text:list-item>
      </text:list>
      <text:list xml:id="list30310404" text:continue-list="list30324947" text:style-name="Outline">
        <text:list-item>
          <text:list>
            <text:list-item>
              <text:list>
                <text:list-item>
                  <text:h text:style-name="Heading_20_3" text:outline-level="3"><text:bookmark-start text:name="__RefHeading__1342_1176400708"/><text:bookmark-start text:name="Bookmark26"/><text:span text:style-name="T3">Nachbedingung (Erfolg)</text:span><text:bookmark-end text:name="__RefHeading__1342_1176400708"/><text:bookmark-end text:name="Bookmark26"/></text:h>
                </text:list-item>
              </text:list>
            </text:list-item>
          </text:list>
        </text:list-item>
      </text:list>
      <text:list xml:id="list8921319028511860477" text:style-name="WWNum7">
        <text:list-item>
          <text:p text:style-name="P47"><text:span text:style-name="T3">Anzeige der Activity die während der Fahrt verwendet wird.</text:span></text:p>
        </text:list-item>
      </text:list>
      <text:list xml:id="list30317413" text:continue-list="list30310404" text:style-name="Outline">
        <text:list-item>
          <text:list>
            <text:list-item>
              <text:list>
                <text:list-item>
                  <text:h text:style-name="Heading_20_3" text:outline-level="3"><text:bookmark-start text:name="__RefHeading__1344_1176400708"/><text:bookmark-start text:name="Bookmark27"/><text:span text:style-name="T3">Nachbedingung (Fehler)</text:span><text:bookmark-end text:name="__RefHeading__1344_1176400708"/><text:bookmark-end text:name="Bookmark27"/></text:h>
                </text:list-item>
              </text:list>
            </text:list-item>
          </text:list>
        </text:list-item>
      </text:list>
      <text:list xml:id="list1027813922800498891" text:style-name="WWNum6">
        <text:list-item>
          <text:p text:style-name="P48"><text:span text:style-name="T13">Neuinstallation per Entwickler</text:span></text:p>
        </text:list-item>
      </text:list>
      <text:list xml:id="list30320405" text:continue-list="list30317413" text:style-name="Outline">
        <text:list-item>
          <text:list>
            <text:list-item>
              <text:list>
                <text:list-item>
                  <text:h text:style-name="Heading_20_3" text:outline-level="3"><text:bookmark-start text:name="__RefHeading__1346_1176400708"/><text:bookmark-start text:name="Bookmark28"/><text:span text:style-name="T3">Akteure</text:span><text:bookmark-end text:name="__RefHeading__1346_1176400708"/><text:bookmark-end text:name="Bookmark28"/></text:h>
                </text:list-item>
              </text:list>
            </text:list-item>
          </text:list>
        </text:list-item>
      </text:list>
      <text:list xml:id="list101053905936498029" text:style-name="WWNum5">
        <text:list-item>
          <text:p text:style-name="P36"><text:span text:style-name="T3">Buslenker/in</text:span></text:p>
        </text:list-item>
      </text:list>
      <text:list xml:id="list30316674" text:continue-list="list30320405" text:style-name="Outline">
        <text:list-item>
          <text:list>
            <text:list-item>
              <text:list>
                <text:list-item>
                  <text:h text:style-name="Heading_20_3" text:outline-level="3"><text:bookmark-start text:name="__RefHeading__1348_1176400708"/><text:bookmark-start text:name="Bookmark29"/><text:span text:style-name="T3">Auslösendes Ereignis</text:span><text:bookmark-end text:name="__RefHeading__1348_1176400708"/><text:bookmark-end text:name="Bookmark29"/></text:h>
                </text:list-item>
              </text:list>
            </text:list-item>
          </text:list>
        </text:list-item>
      </text:list>
      <text:list xml:id="list2251564188971890565" text:style-name="WWNum4">
        <text:list-item>
          <text:p text:style-name="P37"><text:span text:style-name="T3">Auswahl des Dienstes und Kurses</text:span></text:p>
        </text:list-item>
      </text:list>
      <text:list xml:id="list30326019" text:continue-list="list30316674" text:style-name="Outline">
        <text:list-item>
          <text:list>
            <text:list-item>
              <text:list>
                <text:list-item>
                  <text:h text:style-name="Heading_20_3" text:outline-level="3"><text:bookmark-start text:name="__RefHeading__1350_1176400708"/><text:bookmark-start text:name="Bookmark30"/><text:span text:style-name="T3">Beschreibung</text:span><text:bookmark-end text:name="__RefHeading__1350_1176400708"/><text:bookmark-end text:name="Bookmark30"/></text:h>
                </text:list-item>
              </text:list>
            </text:list-item>
          </text:list>
        </text:list-item>
      </text:list>
      <text:list xml:id="list2698608111969066810" text:style-name="WWNum3">
        <text:list-item>
          <text:p text:style-name="P38"><text:span text:style-name="T13">Zuerst muss der passende Dienst ausgewählt werden, dann werden die dazugehörigen Kursnummern für diesen Dienst Angezeigt. Nach Auswahl eines der Kursnummern kommt man auf die “Hauptseite” dort werden dann die dazugehörigen Daten Angezeigt.</text:span></text:p>
        </text:list-item>
      </text:list>
      <text:list xml:id="list30311061" text:continue-list="list30326019" text:style-name="Outline">
        <text:list-item>
          <text:list>
            <text:list-item>
              <text:list>
                <text:list-item>
                  <text:h text:style-name="Heading_20_3" text:outline-level="3"><text:bookmark-start text:name="__RefHeading__1352_1176400708"/><text:bookmark-start text:name="Bookmark31"/><text:span text:style-name="T3">Erweiterungen</text:span><text:bookmark-end text:name="__RefHeading__1352_1176400708"/><text:bookmark-end text:name="Bookmark31"/></text:h>
                </text:list-item>
              </text:list>
            </text:list-item>
          </text:list>
        </text:list-item>
      </text:list>
      <text:list xml:id="list2927280799032128315" text:style-name="WWNum2">
        <text:list-item>
          <text:p text:style-name="P39"><text:span text:style-name="T13">Dienstauswahl per QR Code</text:span></text:p>
        </text:list-item>
      </text:list>
      <text:list xml:id="list30310478" text:continue-list="list30311061" text:style-name="Outline">
        <text:list-item>
          <text:list>
            <text:list-item>
              <text:list>
                <text:list-item>
                  <text:h text:style-name="Heading_20_3" text:outline-level="3"><text:bookmark-start text:name="__RefHeading__1354_1176400708"/><text:bookmark-start text:name="Bookmark32"/><text:soft-page-break/><text:span text:style-name="T3">Alternativen</text:span><text:bookmark-end text:name="__RefHeading__1354_1176400708"/><text:bookmark-end text:name="Bookmark32"/></text:h>
                </text:list-item>
              </text:list>
            </text:list-item>
          </text:list>
        </text:list-item>
      </text:list>
      <text:list xml:id="list4576674428493706397" text:style-name="WWNum1">
        <text:list-item>
          <text:p text:style-name="P40"><text:span text:style-name="T13">Keine</text:span></text:p>
        </text:list-item>
      </text:list>
      <text:p text:style-name="P3"/>
      <text:p text:style-name="P3"/>
      <text:p text:style-name="P3"/>
      <text:list xml:id="list30319818" text:continue-list="list30310478" text:style-name="Outline">
        <text:list-item>
          <text:list>
            <text:list-item>
              <text:h text:style-name="P20" text:outline-level="2"><text:bookmark-start text:name="__RefHeading__1356_1176400708"/><text:bookmark-start text:name="Bookmark33"/><text:span text:style-name="T3">Geschäftsprozess </text:span><text:bookmark-end text:name="Bookmark33"/><text:span text:style-name="T3">3</text:span><text:bookmark-end text:name="__RefHeading__1356_1176400708"/></text:h>
              <text:list>
                <text:list-item>
                  <text:h text:style-name="Heading_20_3" text:outline-level="3"><text:bookmark-start text:name="__RefHeading__1358_1176400708"/><text:bookmark-start text:name="Bookmark34"/><text:span text:style-name="T3">Ziel</text:span><text:bookmark-end text:name="__RefHeading__1358_1176400708"/><text:bookmark-end text:name="Bookmark34"/></text:h>
                </text:list-item>
              </text:list>
            </text:list-item>
          </text:list>
        </text:list-item>
      </text:list>
      <text:list xml:id="list4616190842970642087" text:style-name="WWNum34">
        <text:list-item>
          <text:p text:style-name="P4">Anzeige während des Betriebs</text:p>
        </text:list-item>
      </text:list>
      <text:list xml:id="list30311312" text:continue-list="list30319818" text:style-name="Outline">
        <text:list-item>
          <text:list>
            <text:list-item>
              <text:list>
                <text:list-item>
                  <text:h text:style-name="Heading_20_3" text:outline-level="3"><text:bookmark-start text:name="__RefHeading__1360_1176400708"/><text:bookmark-start text:name="Bookmark35"/><text:span text:style-name="T3">Kategorie</text:span><text:bookmark-end text:name="__RefHeading__1360_1176400708"/><text:bookmark-end text:name="Bookmark35"/></text:h>
                </text:list-item>
              </text:list>
            </text:list-item>
          </text:list>
        </text:list-item>
      </text:list>
      <text:list xml:id="list4261538138287203298" text:style-name="WWNum33">
        <text:list-item>
          <text:p text:style-name="P5"><text:span text:style-name="T3">Anzeige</text:span></text:p>
        </text:list-item>
      </text:list>
      <text:list xml:id="list30298881" text:continue-list="list30311312" text:style-name="Outline">
        <text:list-item>
          <text:list>
            <text:list-item>
              <text:list>
                <text:list-item>
                  <text:h text:style-name="Heading_20_3" text:outline-level="3"><text:bookmark-start text:name="__RefHeading__1362_1176400708"/><text:bookmark-start text:name="Bookmark36"/><text:span text:style-name="T3">Vorbedingung</text:span><text:bookmark-end text:name="__RefHeading__1362_1176400708"/><text:bookmark-end text:name="Bookmark36"/></text:h>
                </text:list-item>
              </text:list>
            </text:list-item>
          </text:list>
        </text:list-item>
      </text:list>
      <text:list xml:id="list5487410534784578714" text:style-name="WWNum32">
        <text:list-item>
          <text:p text:style-name="P6"><text:span text:style-name="T3">Erfolgreiche Auswahl des Dienstes und Kursnummer</text:span></text:p>
        </text:list-item>
      </text:list>
      <text:list xml:id="list30306323" text:continue-list="list30298881" text:style-name="Outline">
        <text:list-item>
          <text:list>
            <text:list-item>
              <text:list>
                <text:list-item>
                  <text:h text:style-name="Heading_20_3" text:outline-level="3"><text:bookmark-start text:name="__RefHeading__1364_1176400708"/><text:bookmark-start text:name="Bookmark37"/><text:span text:style-name="T3">Nachbedingung (Erfolg)</text:span><text:bookmark-end text:name="__RefHeading__1364_1176400708"/><text:bookmark-end text:name="Bookmark37"/></text:h>
                </text:list-item>
              </text:list>
            </text:list-item>
          </text:list>
        </text:list-item>
      </text:list>
      <text:list xml:id="list4779611089755145000" text:style-name="WWNum31">
        <text:list-item>
          <text:p text:style-name="P7"><text:span text:style-name="T3">Anzeige der benötigten Daten</text:span></text:p>
        </text:list-item>
      </text:list>
      <text:list xml:id="list30296736" text:continue-list="list30306323" text:style-name="Outline">
        <text:list-item>
          <text:list>
            <text:list-item>
              <text:list>
                <text:list-item>
                  <text:h text:style-name="Heading_20_3" text:outline-level="3"><text:bookmark-start text:name="__RefHeading__1366_1176400708"/><text:bookmark-start text:name="Bookmark38"/><text:span text:style-name="T3">Nachbedingung (Fehler)</text:span><text:bookmark-end text:name="__RefHeading__1366_1176400708"/><text:bookmark-end text:name="Bookmark38"/></text:h>
                </text:list-item>
              </text:list>
            </text:list-item>
          </text:list>
        </text:list-item>
      </text:list>
      <text:list xml:id="list4355466625591567891" text:style-name="WWNum30">
        <text:list-item>
          <text:p text:style-name="P8"><text:span text:style-name="T3">Erneuter versuch Daten zu bekommen</text:span></text:p>
        </text:list-item>
      </text:list>
      <text:list xml:id="list30304735" text:continue-list="list30296736" text:style-name="Outline">
        <text:list-item>
          <text:list>
            <text:list-item>
              <text:list>
                <text:list-item>
                  <text:h text:style-name="Heading_20_3" text:outline-level="3"><text:bookmark-start text:name="__RefHeading__1368_1176400708"/><text:bookmark-start text:name="Bookmark39"/><text:span text:style-name="T3">Akteure</text:span><text:bookmark-end text:name="__RefHeading__1368_1176400708"/><text:bookmark-end text:name="Bookmark39"/></text:h>
                </text:list-item>
              </text:list>
            </text:list-item>
          </text:list>
        </text:list-item>
      </text:list>
      <text:list xml:id="list88586420739834010" text:style-name="WWNum29">
        <text:list-item>
          <text:p text:style-name="P9"><text:span text:style-name="T3">Buslenker / in</text:span></text:p>
        </text:list-item>
      </text:list>
      <text:list xml:id="list30307039" text:continue-list="list30304735" text:style-name="Outline">
        <text:list-item>
          <text:list>
            <text:list-item>
              <text:list>
                <text:list-item>
                  <text:h text:style-name="Heading_20_3" text:outline-level="3"><text:bookmark-start text:name="__RefHeading__1370_1176400708"/><text:bookmark-start text:name="Bookmark40"/><text:span text:style-name="T3">Auslösendes Ereignis</text:span><text:bookmark-end text:name="__RefHeading__1370_1176400708"/><text:bookmark-end text:name="Bookmark40"/></text:h>
                </text:list-item>
              </text:list>
            </text:list-item>
          </text:list>
        </text:list-item>
      </text:list>
      <text:list xml:id="list8064044404270484274" text:style-name="WWNum28">
        <text:list-item>
          <text:p text:style-name="P10"><text:span text:style-name="T3">Klick auf eine Kursnummer</text:span></text:p>
        </text:list-item>
      </text:list>
      <text:list xml:id="list30312791" text:continue-list="list30307039" text:style-name="Outline">
        <text:list-item>
          <text:list>
            <text:list-item>
              <text:list>
                <text:list-item>
                  <text:h text:style-name="Heading_20_3" text:outline-level="3"><text:bookmark-start text:name="__RefHeading__1372_1176400708"/><text:bookmark-start text:name="Bookmark41"/><text:span text:style-name="T3">Beschreibung</text:span><text:bookmark-end text:name="__RefHeading__1372_1176400708"/><text:bookmark-end text:name="Bookmark41"/></text:h>
                </text:list-item>
              </text:list>
            </text:list-item>
          </text:list>
        </text:list-item>
      </text:list>
      <text:list xml:id="list8820675044767684936" text:style-name="WWNum35">
        <text:list-item>
          <text:p text:style-name="P11"><text:span text:style-name="T3">Letzte Activity die während der Fahrt Angezeigt werden soll</text:span></text:p>
        </text:list-item>
        <text:list-item>
          <text:p text:style-name="P11"><text:span text:style-name="T3">Daten die Angezeigt werden sollen: Dienst, Kursnummer, Zielschildnummer, Anzeige was am Zielschild steht, Aktuelle Zeit, Anzeige der Maximalen Fahrgäste im Bus und die möglichkeit dies per Button zu erhöhen / reduzieren</text:span></text:p>
        </text:list-item>
      </text:list>
      <text:list xml:id="list30326905" text:continue-list="list30312791" text:style-name="Outline">
        <text:list-item>
          <text:list>
            <text:list-item>
              <text:list>
                <text:list-item>
                  <text:h text:style-name="Heading_20_3" text:outline-level="3"><text:bookmark-start text:name="__RefHeading__1374_1176400708"/><text:bookmark-start text:name="Bookmark42"/><text:span text:style-name="T3">Erweiterungen</text:span><text:bookmark-end text:name="__RefHeading__1374_1176400708"/><text:bookmark-end text:name="Bookmark42"/></text:h>
                </text:list-item>
              </text:list>
            </text:list-item>
          </text:list>
        </text:list-item>
      </text:list>
      <text:list xml:id="list3657318800139031047" text:style-name="WWNum27">
        <text:list-item>
          <text:p text:style-name="P12"><text:soft-page-break/><text:span text:style-name="T3">Anzeige der Aktuelle Haltestelle</text:span></text:p>
        </text:list-item>
        <text:list-item>
          <text:p text:style-name="P12"><text:span text:style-name="T3">Anzeige der Zelliskonummer</text:span></text:p>
        </text:list-item>
        <text:list-item>
          <text:p text:style-name="P12"><text:span text:style-name="T3">Anzeige der Soll Zeit</text:span></text:p>
        </text:list-item>
        <text:list-item>
          <text:p text:style-name="P12"><text:span text:style-name="T3">Anzeige der Differenz</text:span><text:bookmark text:name="Bookmark43"/></text:p>
        </text:list-item>
      </text:list>
      <text:p text:style-name="P16"/>
      <text:list xml:id="list30326433" text:continue-list="list30326905" text:style-name="Outline">
        <text:list-item>
          <text:list>
            <text:list-item>
              <text:list>
                <text:list-item>
                  <text:h text:style-name="Heading_20_3" text:outline-level="3"><text:bookmark-start text:name="__RefHeading__1376_1176400708"/><text:span text:style-name="T3">Alternativen</text:span><text:bookmark-end text:name="__RefHeading__1376_1176400708"/></text:h>
                </text:list-item>
              </text:list>
            </text:list-item>
          </text:list>
        </text:list-item>
      </text:list>
      <text:p text:style-name="Standard"><text:span text:style-name="T3">Verwenden eines Normalen Fahrtberichts in Kombination mit einen Fahrplan</text:span><text:bookmark text:name="Bookmark44"/></text:p>
      <text:list xml:id="list30302190" text:continue-numbering="true" text:style-name="Outline">
        <text:list-item>
          <text:h text:style-name="P19" text:outline-level="1"><text:bookmark-start text:name="__RefHeading__1378_1176400708"/><text:bookmark-start text:name="Bookmark45"/><text:span text:style-name="T3">Produktdaten</text:span><text:bookmark-end text:name="__RefHeading__1378_1176400708"/><text:bookmark-end text:name="Bookmark45"/></text:h>
        </text:list-item>
      </text:list>
      <text:p text:style-name="Standard"><text:span text:style-name="T3">Login Daten: <text:tab/><text:tab/>Die Login Daten ermöglichen dem Lenker den Login in die Smartphone App. Diese <text:tab/><text:tab/><text:tab/>Daten bestehen aus einer 6 – Stelligen Identifikationsnummer und einem 4 – <text:tab/><text:tab/><text:tab/><text:tab/>Stelligen Passwort.</text:span></text:p>
      <text:p text:style-name="Standard"><text:span text:style-name="T3"><text:tab/><text:tab/><text:tab/>Die Identifikationsnummer ist die Personalnummer im Unternehmen<text:line-break/><text:tab/><text:tab/><text:tab/>Das Passwort ist vom Lenker selbst Frei wählbar.</text:span></text:p>
      <text:p text:style-name="Standard"><text:span text:style-name="T3">Fahrer Daten:<text:tab/><text:tab/>Die Personalnummer (6 – Stellig)</text:span></text:p>
      <text:p text:style-name="Standard"><text:span text:style-name="T3"><text:tab/><text:tab/><text:tab/>Der Vor und Zuname des Lenkers<text:line-break/><text:tab/><text:tab/><text:tab/>Die Telefonnummer des Lenkers</text:span></text:p>
      <text:p text:style-name="Standard"><text:span text:style-name="T3">Zielschildnummer:<text:tab/>Die Zielschildnummer ist die Nummer die der Lenker im „Zielschild“ eingibt um die <text:tab/><text:tab/><text:tab/>richtige Anzeige der Liniennummer und Anzeigetext zu bekommen.</text:span></text:p>
      <text:p text:style-name="Standard"><text:span text:style-name="T3">Liniennummer:<text:tab/><text:tab/>Die Liniennummer wird von der Verbund Linie festgelegt. Diese 1 – 3 Stelligen <text:tab/><text:tab/><text:tab/><text:tab/>Nummern dienen dazu Anhand der Nummer schon einmal zu erkennen ob es sich <text:tab/><text:tab/><text:tab/>um den Richtigen Bus handelt. Angenommen man sucht am Grießplatz den Bus 760 <text:tab/><text:tab/><text:tab/>zur fahrt nach Stainz wäre es falsch sich bei Haltestellen mit der Liniennummer 700 <text:tab/><text:tab/><text:tab/>aufzuhalten. Die Liniennummer kann sich aber am Bus auch schnell ändern. <text:tab/><text:tab/><text:tab/><text:tab/>Angenommen der Bus kommt am Grießplatz an mit der Nummer 760 muss dann <text:tab/><text:tab/><text:tab/>aber nicht mit der gleichen Nummer weiter fahren sondern kann dann z.b. auch die <text:tab/><text:tab/><text:tab/>Liniennummer 742 annehmen.</text:span></text:p>
      <text:p text:style-name="Standard"><text:span text:style-name="T3">Dienst:<text:tab/><text:tab/><text:tab/>Ein Dienst ist als ein Arbeitstag zu sehen. Dienste in Stainz beginnen z.b. immer mit <text:tab/><text:tab/><text:tab/>einem S wie z.b. SA10. In Stainz gibt es SA,SB,SC,SD,SE,SF,SG,SH,SI,SJ,SK und SM.</text:span></text:p>
      <text:p text:style-name="Standard"><text:span text:style-name="T3"><text:tab/><text:tab/><text:tab/>Die Zahl hinter SA10 hier die 10 bedeutet. Die 1 sagt darüber aus das der Dienst an<text:tab/><text:tab/><text:tab/>Schultagen Aktiv ist an dieser stelle könnte eine 2 stehen was an Schulfreien Tagen <text:tab/><text:tab/><text:tab/>aktiv wäre. Die 0 sagt darüber aus das der Dienst an jeden Wochentag gleich ist. Hier <text:tab/><text:tab/><text:tab/>könnte von 1 – 7 stehen was bedeuten würde das der Dienst z.b. bei SA11 der Dienst <text:tab/><text:tab/><text:tab/>nur an Montagen aktiv ist. Ein SA16 würde der Samstag an Schultagen Aktiv wäre. <text:tab/><text:tab/><text:tab/>Zur Veranschaulichung SK20 würde bedeuten Es handelt sich um einen Stainzer <text:tab/><text:tab/><text:tab/>Dienst mit dem Namen „K“ der an Schulfreien Tagen aktiv ist und an jedem <text:tab/><text:tab/><text:tab/><text:tab/>Wochentag gleich ist. </text:span></text:p>
      <text:p text:style-name="Standard"><text:span text:style-name="T3">Fahrpläne:<text:tab/><text:tab/>Werden vom Verkehrsverbund Steiermark erstellt und verändert.</text:span></text:p>
      <text:p text:style-name="Standard"><text:soft-page-break/><text:span text:style-name="T3">Kursnummer:<text:tab/><text:tab/>Kursnummern stehen in Fahrplänen und bezeichnen den Kurs.</text:span></text:p>
      <text:p text:style-name="Standard"><text:span text:style-name="T3">Haltestelle:<text:tab/><text:tab/>Ist der Ort wo Personen Ein bzw. Aussteigen dürfen. Hier sind aber zu unterscheiden <text:tab/><text:tab/><text:tab/>das nicht jede Haltestelle eine Ein und Ausstiegshaltestelle ist.</text:span></text:p>
      <text:p text:style-name="Standard"><text:span text:style-name="T3"><text:tab/><text:tab/><text:tab/>Z.b. dürfen in Graz Stadteinwärts ab Seiersberg Endstation nur noch Leute bei <text:tab/><text:tab/><text:tab/><text:tab/>unseren Haltestellen aussteigen und keine mehr einsteigen. Andersrum <text:tab/><text:tab/><text:tab/><text:tab/>Stadtauswärts erst nach Seiersberg Endstation Fahrgäste aussteigen. Hat den Sinn <text:tab/><text:tab/><text:tab/>das wir ein Unternehmen die für den Transport in und aus die Stadt verantwortlich <text:tab/><text:tab/><text:tab/>sind und keinesfalls für den Transport innerhalb der Stadt.</text:span></text:p>
      <text:p text:style-name="Standard"><text:span text:style-name="T3">Busnummer:<text:tab/><text:tab/>Busnummern sind bei Beschaffung des Busses einmalig generiert früher, meist an der <text:tab/><text:tab/><text:tab/>Zahl des Kennzeichens z.b. G77UKW wäre damals der Bus 77 gewesen, Kennzeichen <text:tab/><text:tab/><text:tab/>wurden auch weiter gegeben, wenn Bus ausgesondert wurde wurde das Kennzeichen <text:tab/><text:tab/><text:tab/>für den Nächsten übernommen. Heute sind es meist wahllose Nummern.</text:span></text:p>
      <text:list xml:id="list30299501" text:continue-numbering="true" text:style-name="Outline">
        <text:list-item>
          <text:h text:style-name="P19" text:outline-level="1"><text:bookmark-start text:name="__RefHeading__1380_1176400708"/><text:bookmark-start text:name="Bookmark46"/><text:span text:style-name="T3">Produktleistungen</text:span><text:bookmark-end text:name="__RefHeading__1380_1176400708"/><text:bookmark-end text:name="Bookmark46"/></text:h>
        </text:list-item>
      </text:list>
      <text:p text:style-name="Standard"><text:span text:style-name="T3">Reaktionszeiten auf Benutzerinteraktionen müssen unter 2 Sekunden liegen.</text:span></text:p>
      <text:p text:style-name="Standard"><text:span text:style-name="T3">Daten die versendet werden soll möglichst klein gehalten werden.</text:span></text:p>
      <text:p text:style-name="P2"/>
      <text:list xml:id="list30319282" text:continue-numbering="true" text:style-name="Outline">
        <text:list-item>
          <text:h text:style-name="P19" text:outline-level="1"><text:bookmark-start text:name="__RefHeading__1382_1176400708"/><text:bookmark-start text:name="Bookmark47"/><text:span text:style-name="T3">Qualitätsanforderungen</text:span><text:bookmark-end text:name="__RefHeading__1382_1176400708"/><text:bookmark-end text:name="Bookmark47"/></text:h>
        </text:list-item>
      </text:list>
      <table:table table:name="Tabelle1" table:style-name="Tabelle1">
        <table:table-column table:style-name="Tabelle1.A"/>
        <table:table-column table:style-name="Tabelle1.B"/>
        <table:table-column table:style-name="Tabelle1.C" table:number-columns-repeated="2"/>
        <table:table-column table:style-name="Tabelle1.E"/>
        <table:table-row table:style-name="Tabelle1.1">
          <table:table-cell table:style-name="Tabelle1.A1" office:value-type="string">
            <text:p text:style-name="P22"><text:span text:style-name="T11">Produktqualität</text:span></text:p>
          </table:table-cell>
          <table:table-cell table:style-name="Tabelle1.A1" office:value-type="string">
            <text:p text:style-name="P22"><text:span text:style-name="T11">Sehr gut</text:span></text:p>
          </table:table-cell>
          <table:table-cell table:style-name="Tabelle1.A1" office:value-type="string">
            <text:p text:style-name="P22"><text:span text:style-name="T11">Gut</text:span></text:p>
          </table:table-cell>
          <table:table-cell table:style-name="Tabelle1.A1" office:value-type="string">
            <text:p text:style-name="P22"><text:span text:style-name="T11">Normal</text:span></text:p>
          </table:table-cell>
          <table:table-cell table:style-name="Tabelle1.A1" office:value-type="string">
            <text:p text:style-name="P22"><text:span text:style-name="T11">Nicht relevant</text:span></text:p>
          </table:table-cell>
        </table:table-row>
        <table:table-row table:style-name="Tabelle1.1">
          <table:table-cell table:style-name="Tabelle1.A2" office:value-type="string">
            <text:p text:style-name="P51"><text:span text:style-name="T12">Funktionalitä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Angemessenheit</text:span></text:p>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Richtigkeit</text:span></text:p>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Interoperabilität</text:span></text:p>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Ordnungsmäßigkeit</text:span></text:p>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Sicherh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row>
        <table:table-row table:style-name="Tabelle1.1">
          <table:table-cell table:style-name="Tabelle1.A2" office:value-type="string">
            <text:p text:style-name="P51"><text:span text:style-name="T12">Zuverlässigkeit</text:span></text:p>
          </table:table-cell>
          <table:table-cell table:style-name="Tabelle1.A2" office:value-type="string">
            <text:p text:style-name="P53"/>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Reife</text:span></text:p>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Fehlertoleranz</text:span></text:p>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Wiederherstellbark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4"><text:span text:style-name="T11">X</text:span></text:p>
          </table:table-cell>
        </table:table-row>
        <text:soft-page-break/>
        <table:table-row table:style-name="Tabelle1.1">
          <table:table-cell table:style-name="Tabelle1.A2" office:value-type="string">
            <text:p text:style-name="P51"><text:span text:style-name="T12">Benutzbarkeit</text:span></text:p>
          </table:table-cell>
          <table:table-cell table:style-name="Tabelle1.A2" office:value-type="string">
            <text:p text:style-name="P52"/>
          </table:table-cell>
          <table:table-cell table:style-name="Tabelle1.A2" office:value-type="string">
            <text:p text:style-name="P53"/>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Verständlichkeit</text:span></text:p>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Erlernbarkeit</text:span></text:p>
          </table:table-cell>
          <table:table-cell table:style-name="Tabelle1.A2" office:value-type="string">
            <text:p text:style-name="P52"/>
          </table:table-cell>
          <table:table-cell table:style-name="Tabelle1.A2" office:value-type="string">
            <text:p text:style-name="P53"/>
          </table:table-cell>
          <table:table-cell table:style-name="Tabelle1.A2" office:value-type="string">
            <text:p text:style-name="P54"><text:span text:style-name="T11">X</text:span></text:p>
          </table:table-cell>
          <table:table-cell table:style-name="Tabelle1.A2" office:value-type="string">
            <text:p text:style-name="P52"/>
          </table:table-cell>
        </table:table-row>
        <table:table-row table:style-name="Tabelle1.1">
          <table:table-cell table:style-name="Tabelle1.A2" office:value-type="string">
            <text:p text:style-name="P51"><text:span text:style-name="T11">Bedienbarkeit</text:span></text:p>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2">Effizienz</text:span></text:p>
          </table:table-cell>
          <table:table-cell table:style-name="Tabelle1.A2" office:value-type="string">
            <text:p text:style-name="P53"/>
          </table:table-cell>
          <table:table-cell table:style-name="Tabelle1.A2" office:value-type="string">
            <text:p text:style-name="P53"/>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Zeitverhalten</text:span></text:p>
          </table:table-cell>
          <table:table-cell table:style-name="Tabelle1.A2" office:value-type="string">
            <text:p text:style-name="P52"/>
          </table:table-cell>
          <table:table-cell table:style-name="Tabelle1.A2" office:value-type="string">
            <text:p text:style-name="P53"/>
          </table:table-cell>
          <table:table-cell table:style-name="Tabelle1.A2" office:value-type="string">
            <text:p text:style-name="P54"><text:span text:style-name="T11">X</text:span></text:p>
          </table:table-cell>
          <table:table-cell table:style-name="Tabelle1.A2" office:value-type="string">
            <text:p text:style-name="P52"/>
          </table:table-cell>
        </table:table-row>
        <table:table-row table:style-name="Tabelle1.1">
          <table:table-cell table:style-name="Tabelle1.A2" office:value-type="string">
            <text:p text:style-name="P51"><text:span text:style-name="T11">Verbrauchsverhalten</text:span></text:p>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2">Änderbark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3"/>
          </table:table-cell>
        </table:table-row>
        <table:table-row table:style-name="Tabelle1.1">
          <table:table-cell table:style-name="Tabelle1.A2" office:value-type="string">
            <text:p text:style-name="P51"><text:span text:style-name="T11">Analysierbark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3"/>
          </table:table-cell>
        </table:table-row>
        <table:table-row table:style-name="Tabelle1.1">
          <table:table-cell table:style-name="Tabelle1.A2" office:value-type="string">
            <text:p text:style-name="P51"><text:span text:style-name="T11">Modifizierbark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3"/>
          </table:table-cell>
          <table:table-cell table:style-name="Tabelle1.A2" office:value-type="string">
            <text:p text:style-name="P54"><text:span text:style-name="T11">X</text:span></text:p>
          </table:table-cell>
        </table:table-row>
        <table:table-row table:style-name="Tabelle1.1">
          <table:table-cell table:style-name="Tabelle1.A2" office:value-type="string">
            <text:p text:style-name="P51"><text:span text:style-name="T11">Stabilität</text:span></text:p>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1">Prüfbarkeit</text:span></text:p>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cell table:style-name="Tabelle1.A2" office:value-type="string">
            <text:p text:style-name="P52"/>
          </table:table-cell>
        </table:table-row>
        <table:table-row table:style-name="Tabelle1.1">
          <table:table-cell table:style-name="Tabelle1.A2" office:value-type="string">
            <text:p text:style-name="P51"><text:span text:style-name="T12">Übertragbark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3"/>
          </table:table-cell>
        </table:table-row>
        <table:table-row table:style-name="Tabelle1.1">
          <table:table-cell table:style-name="Tabelle1.A2" office:value-type="string">
            <text:p text:style-name="P51"><text:span text:style-name="T11">Anpassbark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4"><text:span text:style-name="T11">X</text:span></text:p>
          </table:table-cell>
        </table:table-row>
        <table:table-row table:style-name="Tabelle1.1">
          <table:table-cell table:style-name="Tabelle1.A2" office:value-type="string">
            <text:p text:style-name="P51"><text:span text:style-name="T11">Installierbarkei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4"><text:span text:style-name="T11">X</text:span></text:p>
          </table:table-cell>
        </table:table-row>
        <table:table-row table:style-name="Tabelle1.1">
          <table:table-cell table:style-name="Tabelle1.A2" office:value-type="string">
            <text:p text:style-name="P51"><text:span text:style-name="T11">Konformität</text:span></text:p>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4"><text:span text:style-name="T11">X</text:span></text:p>
          </table:table-cell>
          <table:table-cell table:style-name="Tabelle1.A2" office:value-type="string">
            <text:p text:style-name="P52"/>
          </table:table-cell>
        </table:table-row>
        <table:table-row table:style-name="Tabelle1.1">
          <table:table-cell table:style-name="Tabelle1.A28" office:value-type="string">
            <text:p text:style-name="P51"><text:span text:style-name="T11">Austauschbarkeit</text:span></text:p>
          </table:table-cell>
          <table:table-cell table:style-name="Tabelle1.A28" office:value-type="string">
            <text:p text:style-name="P52"/>
          </table:table-cell>
          <table:table-cell table:style-name="Tabelle1.A28" office:value-type="string">
            <text:p text:style-name="P52"/>
          </table:table-cell>
          <table:table-cell table:style-name="Tabelle1.A28" office:value-type="string">
            <text:p text:style-name="P52"/>
          </table:table-cell>
          <table:table-cell table:style-name="Tabelle1.A28" office:value-type="string">
            <text:p text:style-name="P54"><text:span text:style-name="T11">X</text:span></text:p>
          </table:table-cell>
        </table:table-row>
      </table:table>
      <text:p text:style-name="P2"/>
      <text:list xml:id="list30327768" text:continue-numbering="true" text:style-name="Outline">
        <text:list-item>
          <text:h text:style-name="P19" text:outline-level="1"><text:bookmark-start text:name="__RefHeading__1384_1176400708"/><text:bookmark-start text:name="Bookmark48"/><text:span text:style-name="T3">Benutzeroberfläche</text:span><text:bookmark-end text:name="__RefHeading__1384_1176400708"/><text:bookmark-end text:name="Bookmark48"/></text:h>
        </text:list-item>
      </text:list>
      <text:p text:style-name="Standard"><text:span text:style-name="T3">Standardmäßig sind die Android „Quality guidlines“ zu berücksichtigen.</text:span></text:p>
      <text:p text:style-name="Standard"><text:span text:style-name="T3">Bedienungsoberfläche sind auf Touchbedienung auszulegen. </text:span></text:p>
      <text:p text:style-name="Standard"><text:span text:style-name="T3">Bedienelemente sollen je nach Wertigkeit an die Größe angepasst werden.</text:span></text:p>
      <text:list xml:id="list30297857" text:continue-numbering="true" text:style-name="Outline">
        <text:list-item>
          <text:h text:style-name="P19" text:outline-level="1"><text:bookmark-start text:name="__RefHeading__1386_1176400708"/><text:bookmark-start text:name="Bookmark49"/><text:soft-page-break/><text:span text:style-name="T3">Nichtfunktionale Anforderungen</text:span><text:bookmark-end text:name="__RefHeading__1386_1176400708"/><text:bookmark-end text:name="Bookmark49"/></text:h>
        </text:list-item>
      </text:list>
      <text:p text:style-name="Standard"><text:span text:style-name="T3">Wird die Funktionalität über das Internet genutzt, dann muss auf Benutzerwunsch eine sichere Übertragung möglich sein. (Standort)</text:span></text:p>
      <text:p text:style-name="P2"/>
      <text:list xml:id="list30311802" text:continue-numbering="true" text:style-name="Outline">
        <text:list-item>
          <text:h text:style-name="P19" text:outline-level="1"><text:bookmark-start text:name="__RefHeading__1388_1176400708"/><text:bookmark-start text:name="Bookmark50"/><text:span text:style-name="T3">Technische Produktumgebung</text:span><text:bookmark-end text:name="__RefHeading__1388_1176400708"/><text:bookmark-end text:name="Bookmark50"/></text:h>
        </text:list-item>
      </text:list>
      <text:p text:style-name="Standard"><text:span text:style-name="T3">Das Produkt ist Android und Internet-fähig</text:span></text:p>
      <text:list xml:id="list30322478" text:continue-numbering="true" text:style-name="Outline">
        <text:list-item>
          <text:list>
            <text:list-item>
              <text:h text:style-name="P20" text:outline-level="2"><text:bookmark-start text:name="__RefHeading__1390_1176400708"/><text:bookmark-start text:name="Bookmark51"/><text:span text:style-name="T3">Software</text:span><text:bookmark-end text:name="__RefHeading__1390_1176400708"/><text:bookmark-end text:name="Bookmark51"/></text:h>
            </text:list-item>
          </text:list>
        </text:list-item>
      </text:list>
      <text:p text:style-name="Standard"><text:span text:style-name="T3">Android 11( API-Level 30)</text:span></text:p>
      <text:list xml:id="list30313446" text:continue-numbering="true" text:style-name="Outline">
        <text:list-item>
          <text:list>
            <text:list-item>
              <text:h text:style-name="P20" text:outline-level="2"><text:bookmark-start text:name="__RefHeading__1392_1176400708"/><text:bookmark-start text:name="Bookmark52"/><text:span text:style-name="T3">Hardware</text:span><text:bookmark-end text:name="__RefHeading__1392_1176400708"/><text:bookmark-end text:name="Bookmark52"/></text:h>
            </text:list-item>
          </text:list>
        </text:list-item>
      </text:list>
      <text:p text:style-name="Standard"><text:span text:style-name="T3">Firmen Handy Android</text:span></text:p>
      <text:p text:style-name="Standard"><text:span text:style-name="T3">Samsung A50</text:span></text:p>
      <text:list xml:id="list30303411" text:continue-numbering="true" text:style-name="Outline">
        <text:list-item>
          <text:list>
            <text:list-item>
              <text:h text:style-name="P20" text:outline-level="2"><text:bookmark-start text:name="__RefHeading__1394_1176400708"/><text:bookmark-start text:name="Bookmark53"/><text:span text:style-name="T3">Orgware</text:span><text:bookmark-end text:name="__RefHeading__1394_1176400708"/><text:bookmark-end text:name="Bookmark53"/></text:h>
            </text:list-item>
          </text:list>
        </text:list-item>
      </text:list>
      <text:p text:style-name="Standard"><text:span text:style-name="T3">Verbindung zur Firebase Database</text:span><text:bookmark text:name="Bookmark54"/></text:p>
      <text:list xml:id="list30300196" text:continue-numbering="true" text:style-name="Outline">
        <text:list-item>
          <text:h text:style-name="P19" text:outline-level="1"><text:bookmark-start text:name="__RefHeading__1396_1176400708"/><text:bookmark-start text:name="Bookmark55"/><text:span text:style-name="T3">Entwicklungsumgebung</text:span><text:bookmark-end text:name="__RefHeading__1396_1176400708"/><text:bookmark-end text:name="Bookmark55"/></text:h>
        </text:list-item>
      </text:list>
      <text:p text:style-name="P2"/>
      <text:list xml:id="list30303291" text:continue-numbering="true" text:style-name="Outline">
        <text:list-item>
          <text:list>
            <text:list-item>
              <text:h text:style-name="P20" text:outline-level="2"><text:bookmark-start text:name="__RefHeading__1398_1176400708"/><text:bookmark-start text:name="Bookmark56"/><text:span text:style-name="T3">Software</text:span><text:bookmark-end text:name="__RefHeading__1398_1176400708"/><text:bookmark-end text:name="Bookmark56"/></text:h>
            </text:list-item>
          </text:list>
        </text:list-item>
      </text:list>
      <text:p text:style-name="Standard"><text:span text:style-name="T3">Android Studio 4</text:span></text:p>
      <text:list xml:id="list30321895" text:continue-numbering="true" text:style-name="Outline">
        <text:list-item>
          <text:list>
            <text:list-item>
              <text:h text:style-name="P20" text:outline-level="2"><text:bookmark-start text:name="__RefHeading__1400_1176400708"/><text:bookmark-start text:name="Bookmark57"/><text:span text:style-name="T3">Hardware</text:span><text:bookmark-end text:name="__RefHeading__1400_1176400708"/><text:bookmark-end text:name="Bookmark57"/></text:h>
            </text:list-item>
          </text:list>
        </text:list-item>
      </text:list>
      <text:p text:style-name="Standard"><text:span text:style-name="T3">Windows 10 Desktop PC</text:span></text:p>
      <text:list xml:id="list30305151" text:continue-numbering="true" text:style-name="Outline">
        <text:list-item>
          <text:list>
            <text:list-item>
              <text:h text:style-name="P20" text:outline-level="2"><text:bookmark-start text:name="__RefHeading__1402_1176400708"/><text:bookmark-start text:name="Bookmark58"/><text:span text:style-name="T3">Schnittstellen</text:span><text:bookmark-end text:name="__RefHeading__1402_1176400708"/><text:bookmark-end text:name="Bookmark58"/></text:h>
            </text:list-item>
          </text:list>
        </text:list-item>
      </text:list>
      <text:p text:style-name="P13"><text:span text:style-name="T3">Typ-C-Kab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Lohit Devanagari" svg:font-family="'Lohit Devanagari'" style:font-family-generic="swiss"/>
    <style:font-face style:name="Courier New" svg:font-family="'Courier New'" style:font-adornments="Standard" style:font-family-generic="modern" style:font-pitch="fixed"/>
    <style:font-face style:name="F" svg:font-family=""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n" fo:country="US" style:font-name-asian="F1" style:font-size-asian="10pt" style:language-asian="en" style:country-asian="US" style:font-name-complex="F1"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353cm" fo:margin-bottom="0.353cm" fo:line-height="115%" fo:text-align="start" style:justify-single-word="false" fo:orphans="2" fo:widows="2" fo:hyphenation-ladder-count="no-limit" style:writing-mode="lr-tb"/>
      <style:text-properties fo:color="#00000a" style:font-name="Calibri" fo:font-size="10pt" fo:language="en" fo:country="US" style:letter-kerning="true" style:font-name-asian="F1" style:font-size-asian="10pt" style:language-asian="en" style:country-asian="US" style:font-name-complex="F1" style:font-size-complex="10pt" style:language-complex="en" style:country-complex="US"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style:font-size-asian="14pt" style:font-name-complex="Lohit Devanagari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Lohit Devanagari"/>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
    </style:style>
    <style:style style:name="Heading_20_1" style:display-name="Heading 1" style:family="paragraph" style:parent-style-name="Standard" style:next-style-name="Text_20_body" style:default-outline-level="1" style:list-style-name="Outline" style:class="text">
      <style:paragraph-properties fo:margin-top="0.353cm" fo:margin-bottom="0cm" fo:background-color="#00b050" fo:padding="0cm" fo:border="0.106cm solid #00b050">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background-color="#bcffda" fo:padding="0cm" fo:border="0.106cm solid #bcffda">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top="0.529cm" fo:margin-bottom="0cm" fo:padding-left="0.071cm" fo:padding-right="0cm" fo:padding-top="0.071cm" fo:padding-bottom="0cm" fo:border-left="0.026cm solid #00b050" fo:border-right="none" fo:border-top="0.026cm solid #00b050" fo:border-bottom="none"/>
      <style:text-properties fo:text-transform="uppercase" fo:color="#005727" fo:font-size="11pt" fo:letter-spacing="0.026cm"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fo:padding-left="0.071cm" fo:padding-right="0cm" fo:padding-top="0.071cm" fo:padding-bottom="0cm" fo:border-left="0.035cm solid #00b050" fo:border-right="none" fo:border-top="0.035cm solid #00b050" fo:border-bottom="none"/>
      <style:text-properties fo:text-transform="uppercase" fo:color="#00833b"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fo:padding-left="0cm" fo:padding-right="0cm" fo:padding-top="0cm" fo:padding-bottom="0.035cm" fo:border-left="none" fo:border-right="none" fo:border-top="none" fo:border-bottom="0.026cm solid #00b050"/>
      <style:text-properties fo:text-transform="uppercase" fo:color="#00833b"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fo:padding-left="0cm" fo:padding-right="0cm" fo:padding-top="0cm" fo:padding-bottom="0.035cm" fo:border-left="none" fo:border-right="none" fo:border-top="none" fo:border-bottom="0.035cm solid #00b050"/>
      <style:text-properties fo:text-transform="uppercase" fo:color="#00833b"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text-properties fo:text-transform="uppercase" fo:color="#00833b"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text-properties fo:text-transform="uppercase" fo:font-size="9pt" fo:letter-spacing="0.018cm" fo:font-style="italic" style:font-size-asian="9pt" style:font-style-asian="italic" style:font-size-complex="9pt"/>
    </style:style>
    <style:style style:name="Contents_20_Heading" style:display-name="Contents Heading" style:family="paragraph" style:parent-style-name="Heading_20_1" style:default-outline-level="" style:list-style-name="" style:class="index">
      <style:paragraph-properties fo:background-color="#00b050" text:number-lines="false" text:line-number="0">
        <style:background-image/>
      </style:paragraph-properties>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list-style-name="">
      <style:paragraph-properties fo:margin-top="0.353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text-properties fo:color="#00833b"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1.27cm" fo:margin-bottom="0.353cm" fo:text-align="start" style:justify-single-word="false"/>
      <style:text-properties fo:text-transform="uppercase" fo:color="#00b05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353cm" fo:margin-bottom="1.764cm" fo:line-height="100%" fo:text-align="start" style:justify-single-word="false"/>
      <style:text-properties fo:text-transform="uppercase" fo:color="#595959" fo:font-size="12pt" fo:letter-spacing="0.018cm" fo:font-style="italic" style:font-size-asian="12pt" style:font-style-asian="italic" style:font-size-complex="12pt" style:font-style-complex="italic"/>
    </style:style>
    <style:style style:name="No_20_Spacing" style:display-name="No Spacing" style:family="paragraph" style:parent-style-name="Standard" style:default-outline-level="" style:list-style-name="">
      <style:paragraph-properties fo:margin-top="0cm" fo:margin-bottom="0cm" fo:line-height="100%"/>
    </style:style>
    <style:style style:name="List_20_Paragraph" style:display-name="List Paragraph" style:family="paragraph" style:parent-style-name="Standard" style:default-outline-level="" style:list-style-name="">
      <style:paragraph-properties fo:margin-left="1.27cm" fo:margin-right="0cm" fo:margin-top="0.353cm" fo:margin-bottom="0.353cm" fo:text-indent="0cm" style:auto-text-indent="false"/>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286cm" fo:margin-right="2.032cm" fo:margin-top="0.353cm" fo:margin-bottom="0cm" fo:text-align="justify" style:justify-single-word="false" fo:text-indent="0cm" style:auto-text-indent="false" fo:padding-left="0.353cm" fo:padding-right="0cm" fo:padding-top="0.353cm" fo:padding-bottom="0cm" fo:border-left="0.018cm solid #00b050" fo:border-right="none" fo:border-top="0.018cm solid #00b050" fo:border-bottom="none"/>
      <style:text-properties fo:color="#00b050" fo:font-style="italic" style:font-style-asian="italic"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353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353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06cm" fo:margin-right="0cm" fo:margin-top="0.353cm" fo:margin-bottom="0.176cm" fo:text-indent="0cm" style:auto-text-indent="false">
        <style:tab-stops>
          <style:tab-stop style:position="16.002cm" style:type="right" style:leader-style="dotted" style:leader-text="."/>
        </style:tab-stops>
      </style:paragraph-properties>
    </style:style>
    <style:style style:name="Kopf-_20_und_20_Fußzeile" style:display-name="Kopf- und Fußzeile" style:family="paragraph" style:parent-style-name="Standard" style:default-outline-level="" style:list-style-nam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list-style-name=""/>
    <style:style style:name="Frame_20_contents" style:display-name="Frame contents" style:family="paragraph" style:parent-style-name="Standard" style:default-outline-level="" style:list-style-name="" style:class="extra"/>
    <style:style style:name="Tabelleninhalt" style:family="paragraph" style:parent-style-name="Standard" style:default-outline-level="" style:list-style-name="">
      <style:paragraph-properties fo:orphans="0" fo:widows="0" text:number-lines="false" text:line-number="0"/>
    </style:style>
    <style:style style:name="Tabellenüberschrift" style:family="paragraph" style:parent-style-name="Tabelleninhalt" style:default-outline-level="" style:list-style-name="">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text-transform="uppercase" fo:color="#ffffff" fo:letter-spacing="0.026cm"/>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Überschrift_20_2_20_Zchn" style:display-name="Überschrift 2 Zchn" style:family="text" style:parent-style-name="Default_20_Paragraph_20_Font">
      <style:text-properties fo:text-transform="uppercase" fo:letter-spacing="0.026cm"/>
    </style:style>
    <style:style style:name="Überschrift_20_3_20_Zchn" style:display-name="Überschrift 3 Zchn" style:family="text" style:parent-style-name="Default_20_Paragraph_20_Font">
      <style:text-properties fo:text-transform="uppercase" fo:color="#005727" fo:letter-spacing="0.026cm"/>
    </style:style>
    <style:style style:name="Überschrift_20_4_20_Zchn" style:display-name="Überschrift 4 Zchn" style:family="text" style:parent-style-name="Default_20_Paragraph_20_Font">
      <style:text-properties fo:text-transform="uppercase" fo:color="#00833b" fo:letter-spacing="0.018cm"/>
    </style:style>
    <style:style style:name="Überschrift_20_5_20_Zchn" style:display-name="Überschrift 5 Zchn" style:family="text" style:parent-style-name="Default_20_Paragraph_20_Font">
      <style:text-properties fo:text-transform="uppercase" fo:color="#00833b" fo:letter-spacing="0.018cm"/>
    </style:style>
    <style:style style:name="Überschrift_20_6_20_Zchn" style:display-name="Überschrift 6 Zchn" style:family="text" style:parent-style-name="Default_20_Paragraph_20_Font">
      <style:text-properties fo:text-transform="uppercase" fo:color="#00833b" fo:letter-spacing="0.018cm"/>
    </style:style>
    <style:style style:name="Überschrift_20_7_20_Zchn" style:display-name="Überschrift 7 Zchn" style:family="text" style:parent-style-name="Default_20_Paragraph_20_Font">
      <style:text-properties fo:text-transform="uppercase" fo:color="#00833b" fo:letter-spacing="0.018cm"/>
    </style:style>
    <style:style style:name="Überschrift_20_8_20_Zchn" style:display-name="Überschrift 8 Zchn" style:family="text" style:parent-style-name="Default_20_Paragraph_20_Font">
      <style:text-properties fo:text-transform="uppercase" fo:font-size="9pt" fo:letter-spacing="0.018cm" style:font-size-asian="9pt" style:font-size-complex="9pt"/>
    </style:style>
    <style:style style:name="Überschrift_20_9_20_Zchn" style:display-name="Überschrift 9 Zchn" style:family="text" style:parent-style-name="Default_20_Paragraph_20_Font">
      <style:text-properties fo:text-transform="uppercase" fo:font-size="9pt" fo:letter-spacing="0.018cm" fo:font-style="italic" style:font-size-asian="9pt" style:font-style-asian="italic" style:font-size-complex="9pt"/>
    </style:style>
    <style:style style:name="Titel_20_Zchn" style:display-name="Titel Zchn" style:family="text" style:parent-style-name="Default_20_Paragraph_20_Font">
      <style:text-properties fo:text-transform="uppercase" fo:color="#00b050" fo:font-size="26pt" fo:letter-spacing="0.018cm" style:letter-kerning="true" style:font-size-asian="26pt" style:font-size-complex="26pt"/>
    </style:style>
    <style:style style:name="Untertitel_20_Zchn" style:display-name="Untertitel Zchn"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005727" fo:letter-spacing="0.009cm" fo:font-style="italic" style:font-style-asian="italic" style:font-style-complex="italic"/>
    </style:style>
    <style:style style:name="Kein_20_Leerraum_20_Zchn" style:display-name="Kein Leerraum Zchn" style:family="text" style:parent-style-name="Default_20_Paragraph_20_Font">
      <style:text-properties fo:font-size="10pt" style:font-size-asian="10pt" style:font-size-complex="10pt"/>
    </style:style>
    <style:style style:name="Anführungszeichen_20_Zchn" style:display-name="Anführungszeichen Zchn" style:family="text" style:parent-style-name="Default_20_Paragraph_20_Font">
      <style:text-properties fo:font-size="10pt" fo:font-style="italic" style:font-size-asian="10pt" style:font-style-asian="italic" style:font-size-complex="10pt" style:font-style-complex="italic"/>
    </style:style>
    <style:style style:name="Intensives_20_Anführungszeichen_20_Zchn" style:display-name="Intensives Anführungszeichen Zchn" style:family="text" style:parent-style-name="Default_20_Paragraph_20_Font">
      <style:text-properties fo:color="#00b050" fo:font-size="10pt" fo:font-style="italic" style:font-size-asian="10pt" style:font-style-asian="italic" style:font-size-complex="10pt" style:font-style-complex="italic"/>
    </style:style>
    <style:style style:name="Subtle_20_Emphasis" style:display-name="Subtle Emphasis" style:family="text">
      <style:text-properties fo:color="#005727" fo:font-style="italic" style:font-style-asian="italic" style:font-style-complex="italic"/>
    </style:style>
    <style:style style:name="Intense_20_Emphasis" style:display-name="Intense Emphasis" style:family="text">
      <style:text-properties fo:text-transform="uppercase" fo:color="#005727" fo:letter-spacing="0.018cm" fo:font-weight="bold" style:font-weight-asian="bold" style:font-weight-complex="bold"/>
    </style:style>
    <style:style style:name="Subtle_20_Reference" style:display-name="Subtle Reference" style:family="text">
      <style:text-properties fo:color="#00b050" fo:font-weight="bold" style:font-weight-asian="bold" style:font-weight-complex="bold"/>
    </style:style>
    <style:style style:name="Intense_20_Reference" style:display-name="Intense Reference" style:family="text">
      <style:text-properties fo:text-transform="uppercase" fo:color="#00b050"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Internetverknüpfung"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Kopfzeile_20_Zchn" style:display-name="Kopfzeile Zchn" style:family="text" style:parent-style-name="Default_20_Paragraph_20_Font">
      <style:text-properties fo:font-size="10pt" style:font-size-asian="10pt" style:font-size-complex="10pt"/>
    </style:style>
    <style:style style:name="Fußzeile_20_Zchn" style:display-name="Fußzeile Zchn" style:family="text" style:parent-style-name="Default_20_Paragraph_20_Fon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OpenSymbol2"/>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5-31T13:42:00</meta:creation-date>
    <meta:initial-creator>Thomas Knapp</meta:initial-creator>
    <dc:language>de-AT</dc:language>
    <dc:date>2022-06-10T10:07:46.39</dc:date>
    <meta:editing-cycles>17</meta:editing-cycles>
    <dc:title>Pflichtenheft</dc:title>
    <meta:editing-duration>PT3M8S</meta:editing-duration>
    <meta:generator>OpenOffice/4.1.10$Win32 OpenOffice.org_project/4110m2$Build-9807</meta:generator>
    <meta:document-statistic meta:table-count="1" meta:image-count="0" meta:object-count="0" meta:page-count="12" meta:paragraph-count="254" meta:word-count="1251" meta:character-count="8832"/>
    <meta:user-defined meta:name="AppVersion">15.0000</meta:user-defined>
    <meta:template xlink:type="simple" xlink:actuate="onRequest" xlink:title="Normal.dotm" xlink:href=""/>
  </office:meta>
</office:document-meta>
</file>